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5" style:family="paragraph" style:parent-style-name="Heading_20_1" style:list-style-name="WWNum2" style:master-page-name="Standard">
      <style:paragraph-properties fo:margin-left="0.5in" fo:margin-right="0in" fo:margin-top="0.278in" fo:margin-bottom="0in" loext:contextual-spacing="false" fo:text-indent="-0.25in" style:auto-text-indent="false" style:page-number="1"/>
    </style:style>
    <style:style style:name="P6" style:family="paragraph" style:parent-style-name="Heading_20_1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style:text-underline-style="none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68186187" text:style-name="WWNum2">
        <text:list-item>
          <text:p text:style-name="P5"><text:bookmark text:name="_an6tqnkmkp5m"/>Hatal</text:p>
        </text:list-item>
      </text:list>
      <text:list xml:id="list1431816935" text:style-name="WWNum1">
        <text:list-item>
          <text:list>
            <text:list-item>
              <text:p text:style-name="P1"><text:span text:style-name="T2">X1 speaks, says x2</text:span></text:p>
            </text:list-item>
            <text:list-item>
              <text:p text:style-name="P1"><text:span text:style-name="T2">X1 says,</text:span> tells<text:span text:style-name="T2"> x2 to x3</text:span></text:p>
            </text:list-item>
            <text:list-item>
              <text:p text:style-name="P1">X1 talks to x3</text:p>
            </text:list-item>
            <text:list-item>
              <text:p text:style-name="P1"><text:span text:style-name="T5">lo</text:span><text:span text:style-name="T4"> </text:span><text:span text:style-name="T5">H</text:span><text:span text:style-name="T4">atal</text:span><text:span text:style-name="T2">:</text:span> <text:span text:style-name="T2">Speaker</text:span></text:p>
            </text:list-item>
            <text:list-item>
              <text:p text:style-name="P1"><text:span text:style-name="T4">Hatal lo</text:span></text:p>
              <text:list>
                <text:list-item>
                  <text:p text:style-name="P3"><text:span text:style-name="T2">Language</text:span></text:p>
                </text:list-item>
                <text:list-item>
                  <text:p text:style-name="P3">Phrase, sentence</text:p>
                </text:list-item>
                <text:list-item>
                  <text:p text:style-name="P4">Telling</text:p>
                </text:list-item>
              </text:list>
            </text:list-item>
          </text:list>
        </text:list-item>
        <text:list-item>
          <text:p text:style-name="P6"><text:bookmark text:name="_ywsdh39o0d9"/>Tom</text:p>
          <text:list>
            <text:list-item>
              <text:p text:style-name="P1"><text:span text:style-name="T2">X1 is (done) by means of x2</text:span></text:p>
            </text:list-item>
            <text:list-item>
              <text:p text:style-name="P1"><text:span text:style-name="T2">X1 is (done) using x2</text:span></text:p>
            </text:list-item>
            <text:list-item>
              <text:p text:style-name="P1">X2 is used by x3 to (do) x1</text:p>
            </text:list-item>
            <text:list-item>
              <text:p text:style-name="P1">X3 uses x2 to (do) x1</text:p>
            </text:list-item>
            <text:list-item>
              <text:p text:style-name="P1"><text:span text:style-name="T2">(</text:span>When x2 is a<text:span text:style-name="T2"> language) X1 is (done) in x2</text:span></text:p>
            </text:list-item>
            <text:list-item>
              <text:p text:style-name="P2"><text:span text:style-name="T5">Tom lo</text:span>: Tool</text:p>
            </text:list-item>
          </text:list>
        </text:list-item>
        <text:list-item>
          <text:p text:style-name="P6"><text:bookmark text:name="_2ngzisr69jnd"/>Hir</text:p>
          <text:list>
            <text:list-item>
              <text:p text:style-name="P1">X1 is (done) concerning x2</text:p>
            </text:list-item>
            <text:list-item>
              <text:p text:style-name="P1">X1 is (done) about x2</text:p>
            </text:list-item>
            <text:list-item>
              <text:p text:style-name="P1">X1 is (done) because of x2</text:p>
            </text:list-item>
            <text:list-item>
              <text:p text:style-name="P1"><text:soft-page-break/>X2 causes x1 (to be done)</text:p>
            </text:list-item>
            <text:list-item>
              <text:p text:style-name="P1">If x2 happens, x1 happens</text:p>
            </text:list-item>
            <text:list-item>
              <text:p text:style-name="P1">X1 is (done) for x2</text:p>
            </text:list-item>
            <text:list-item>
              <text:p text:style-name="P1"><text:span text:style-name="T5">Hir la</text:span>: X1 does not happen because of x2</text:p>
            </text:list-item>
            <text:list-item>
              <text:p text:style-name="P1"><text:span text:style-name="T5">Hir lo</text:span>: Reason, Purpose</text:p>
            </text:list-item>
            <text:list-item>
              <text:p text:style-name="P2">→ <text:span text:style-name="T5">X kenta Y he hir Z</text:span>: Z allows X to (do) Y</text:p>
            </text:list-item>
          </text:list>
        </text:list-item>
        <text:list-item>
          <text:p text:style-name="P6"><text:bookmark text:name="_zbnq5ftgc3te"/>Der</text:p>
          <text:list>
            <text:list-item>
              <text:p text:style-name="P1">X1 sees x2</text:p>
            </text:list-item>
            <text:list-item>
              <text:p text:style-name="P1">X1 looks at, towards x2</text:p>
            </text:list-item>
            <text:list-item>
              <text:p text:style-name="P1"><text:span text:style-name="T5">lo Der</text:span>: Eye</text:p>
            </text:list-item>
            <text:list-item>
              <text:p text:style-name="P1"><text:span text:style-name="T5">Der lo</text:span></text:p>
              <text:list>
                <text:list-item>
                  <text:p text:style-name="P3">Sight</text:p>
                </text:list-item>
                <text:list-item>
                  <text:p text:style-name="P4">Seen object</text:p>
                </text:list-item>
              </text:list>
            </text:list-item>
          </text:list>
        </text:list-item>
        <text:list-item>
          <text:p text:style-name="P6"><text:bookmark text:name="_gd4psqfv2dy7"/>Wah</text:p>
          <text:list>
            <text:list-item>
              <text:p text:style-name="P1">X1 makes the sound of a dog barking</text:p>
            </text:list-item>
            <text:list-item>
              <text:p text:style-name="P2"><text:span text:style-name="T5">lo Wah</text:span>: Dog</text:p>
            </text:list-item>
          </text:list>
        </text:list-item>
        <text:list-item>
          <text:p text:style-name="P6"><text:bookmark text:name="_5owj0ecbo51o"/>Xe</text:p>
          <text:list>
            <text:list-item>
              <text:p text:style-name="P1">X1 is x2</text:p>
            </text:list-item>
            <text:list-item>
              <text:p text:style-name="P1">X1 exists</text:p>
            </text:list-item>
            <text:list-item>
              <text:p text:style-name="P1">X1 exists as x2</text:p>
            </text:list-item>
            <text:list-item>
              <text:p text:style-name="P2"><text:span text:style-name="T5">lo Xe</text:span>: Object, thing</text:p>
            </text:list-item>
          </text:list>
        </text:list-item>
        <text:list-item>
          <text:p text:style-name="P6"><text:bookmark text:name="_rm2ac9ykseb9"/><text:soft-page-break/>Zus</text:p>
          <text:list>
            <text:list-item>
              <text:p text:style-name="P1">X1 is many, multiple</text:p>
            </text:list-item>
            <text:list-item>
              <text:p text:style-name="P1">There are many, multiple of x1</text:p>
            </text:list-item>
            <text:list-item>
              <text:p text:style-name="P1"><text:span text:style-name="T5">lo Zus</text:span></text:p>
              <text:list>
                <text:list-item>
                  <text:p text:style-name="P3">Group</text:p>
                </text:list-item>
                <text:list-item>
                  <text:p text:style-name="P3">Collection</text:p>
                </text:list-item>
                <text:list-item>
                  <text:p text:style-name="P3">A lot</text:p>
                </text:list-item>
              </text:list>
            </text:list-item>
            <text:list-item>
              <text:p text:style-name="P2">→ <text:span text:style-name="T5">lo X zus</text:span>: A group of Xs</text:p>
            </text:list-item>
          </text:list>
        </text:list-item>
        <text:list-item>
          <text:p text:style-name="P6"><text:bookmark text:name="_tbcmnsihme2x"/>Njau</text:p>
          <text:list>
            <text:list-item>
              <text:p text:style-name="P1">X1 makes the sound of a cat meowing</text:p>
            </text:list-item>
            <text:list-item>
              <text:p text:style-name="P2"><text:span text:style-name="T5">lo Njau</text:span>: Cat</text:p>
            </text:list-item>
          </text:list>
        </text:list-item>
        <text:list-item>
          <text:p text:style-name="P6"><text:bookmark text:name="_fabeip9i5g59"/>Zato</text:p>
          <text:list>
            <text:list-item>
              <text:p text:style-name="P1">X1 burns x2</text:p>
            </text:list-item>
            <text:list-item>
              <text:p text:style-name="P1"><text:span text:style-name="T5">lo Zato</text:span>: Fire</text:p>
            </text:list-item>
            <text:list-item>
              <text:p text:style-name="P2"><text:span text:style-name="T5">Zato lo</text:span>: Fuel</text:p>
            </text:list-item>
          </text:list>
        </text:list-item>
        <text:list-item>
          <text:p text:style-name="P6"><text:bookmark text:name="_rqj3tty4trcm"/>Djan</text:p>
          <text:list>
            <text:list-item>
              <text:p text:style-name="P1">X1 wants (to) x2</text:p>
            </text:list-item>
            <text:list-item>
              <text:p text:style-name="P1">X1 wishes for x2</text:p>
            </text:list-item>
            <text:list-item>
              <text:p text:style-name="P1"><text:span text:style-name="T5">Djan lo</text:span></text:p>
              <text:list>
                <text:list-item>
                  <text:p text:style-name="P3">Desire, wish</text:p>
                </text:list-item>
                <text:list-item>
                  <text:p text:style-name="P4">Goal</text:p>
                </text:list-item>
              </text:list>
            </text:list-item>
          </text:list>
        </text:list-item>
        <text:list-item>
          <text:p text:style-name="P6"><text:bookmark text:name="_k8wvi0duqmnc"/><text:soft-page-break/>Mous</text:p>
          <text:list>
            <text:list-item>
              <text:p text:style-name="P1">X1 is killed by x2</text:p>
            </text:list-item>
            <text:list-item>
              <text:p text:style-name="P2">X1 dies (?)</text:p>
            </text:list-item>
          </text:list>
        </text:list-item>
        <text:list-item>
          <text:p text:style-name="P6"><text:bookmark text:name="_qcv2ab47w5th"/>Fai</text:p>
          <text:list>
            <text:list-item>
              <text:p text:style-name="P1">X1 does x2</text:p>
            </text:list-item>
            <text:list-item>
              <text:p text:style-name="P1">X2 is done by x1</text:p>
            </text:list-item>
            <text:list-item>
              <text:p text:style-name="P1">X1 acts</text:p>
            </text:list-item>
            <text:list-item>
              <text:p text:style-name="P2">X2 happens</text:p>
            </text:list-item>
          </text:list>
        </text:list-item>
        <text:list-item>
          <text:p text:style-name="P6"><text:bookmark text:name="_nu5rlysxo1fk"/>Sen</text:p>
          <text:list>
            <text:list-item>
              <text:p text:style-name="P1">X1 is (done) on, on top of x2</text:p>
            </text:list-item>
            <text:list-item>
              <text:p text:style-name="P2">X1 is (done) onto x2</text:p>
            </text:list-item>
          </text:list>
        </text:list-item>
        <text:list-item>
          <text:p text:style-name="P6"><text:bookmark text:name="_fcx44csno7yq"/>Hawas</text:p>
          <text:list>
            <text:list-item>
              <text:p text:style-name="P1">X1 is (done) around x2</text:p>
            </text:list-item>
            <text:list-item>
              <text:p text:style-name="P1">X1 surrounds, wraps x2</text:p>
            </text:list-item>
            <text:list-item>
              <text:p text:style-name="P1"><text:span text:style-name="T5">lo Hawas</text:span></text:p>
              <text:list>
                <text:list-item>
                  <text:p text:style-name="P3">Cover</text:p>
                </text:list-item>
                <text:list-item>
                  <text:p text:style-name="P4">Blanket, cloak</text:p>
                </text:list-item>
              </text:list>
            </text:list-item>
          </text:list>
        </text:list-item>
        <text:list-item>
          <text:p text:style-name="P6"><text:bookmark text:name="_f7pw6drn31b2"/>Bis</text:p>
          <text:list>
            <text:list-item>
              <text:p text:style-name="P1">X1 must be done by x2 to do x3</text:p>
            </text:list-item>
            <text:list-item>
              <text:p text:style-name="P1">X1 must be done</text:p>
            </text:list-item>
            <text:list-item>
              <text:p text:style-name="P1">X1 is necessary to (do) x3</text:p>
            </text:list-item>
            <text:list-item>
              <text:p text:style-name="P1"><text:soft-page-break/>X2 must (do) x1</text:p>
            </text:list-item>
            <text:list-item>
              <text:p text:style-name="P1">X2 needs x1</text:p>
            </text:list-item>
            <text:list-item>
              <text:p text:style-name="P2"><text:span text:style-name="T5">lo Bis</text:span>: Need, necessity</text:p>
            </text:list-item>
          </text:list>
        </text:list-item>
        <text:list-item>
          <text:p text:style-name="P6"><text:bookmark text:name="_fp20f9qk8t2e"/>Dozu</text:p>
          <text:list>
            <text:list-item>
              <text:p text:style-name="P1">X1 moves to x2</text:p>
            </text:list-item>
            <text:list-item>
              <text:p text:style-name="P1">X1 goes to x2</text:p>
            </text:list-item>
            <text:list-item>
              <text:p text:style-name="P1">X1 comes to x2</text:p>
            </text:list-item>
            <text:list-item>
              <text:p text:style-name="P1">X1 travels to x2</text:p>
            </text:list-item>
            <text:list-item>
              <text:p text:style-name="P2"><text:span text:style-name="T5">lo Dozu</text:span>: Traveller</text:p>
            </text:list-item>
          </text:list>
        </text:list-item>
        <text:list-item>
          <text:p text:style-name="P6"><text:bookmark text:name="_rjjuu0s1mqwa"/>Jam</text:p>
          <text:list>
            <text:list-item>
              <text:p text:style-name="P1">X1 holds x2</text:p>
            </text:list-item>
            <text:list-item>
              <text:p text:style-name="P1">X1 has x2</text:p>
            </text:list-item>
            <text:list-item>
              <text:p text:style-name="P1">X1 contains x2</text:p>
            </text:list-item>
            <text:list-item>
              <text:p text:style-name="P1">X1 consists of x2</text:p>
            </text:list-item>
            <text:list-item>
              <text:p text:style-name="P1">X2 makes up x1</text:p>
            </text:list-item>
            <text:list-item>
              <text:p text:style-name="P1">X1 is with x2</text:p>
            </text:list-item>
            <text:list-item>
              <text:p text:style-name="P2"><text:span text:style-name="T5">lo Jam</text:span>: Container</text:p>
            </text:list-item>
          </text:list>
        </text:list-item>
        <text:list-item>
          <text:p text:style-name="P6"><text:bookmark text:name="_8b9rqwxg68cx"/>Sum</text:p>
          <text:list>
            <text:list-item>
              <text:p text:style-name="P1">X1 is (done) missing x2</text:p>
            </text:list-item>
            <text:list-item>
              <text:p text:style-name="P2">X1 is (done) without x2</text:p>
            </text:list-item>
          </text:list>
        </text:list-item>
        <text:list-item>
          <text:p text:style-name="P6"><text:bookmark text:name="_gz6zcg3nduh6"/>Hum</text:p>
          <text:list>
            <text:list-item>
              <text:p text:style-name="P1"><text:soft-page-break/>X1 pleases, amuses x2</text:p>
            </text:list-item>
            <text:list-item>
              <text:p text:style-name="P1">X2 likes x1</text:p>
            </text:list-item>
            <text:list-item>
              <text:p text:style-name="P1">X1 is fun, pleasant</text:p>
            </text:list-item>
            <text:list-item>
              <text:p text:style-name="P1"><text:span text:style-name="T5">Hum na</text:span>: X2-s agree on/about x1</text:p>
            </text:list-item>
            <text:list-item>
              <text:p text:style-name="P1"><text:span text:style-name="T5">lo Hum</text:span></text:p>
              <text:list>
                <text:list-item>
                  <text:p text:style-name="P3">Fun, amusement</text:p>
                </text:list-item>
                <text:list-item>
                  <text:p text:style-name="P4">(adj) Pleasant, fun, amusing</text:p>
                </text:list-item>
              </text:list>
            </text:list-item>
          </text:list>
        </text:list-item>
        <text:list-item>
          <text:p text:style-name="P6"><text:bookmark text:name="_b9o8cbgeygic"/>Tau</text:p>
          <text:list>
            <text:list-item>
              <text:p text:style-name="P1">X1 is similar to x2</text:p>
            </text:list-item>
            <text:list-item>
              <text:p text:style-name="P1">X1 is like x2</text:p>
            </text:list-item>
            <text:list-item>
              <text:p text:style-name="P1">X1 and x2 are alike</text:p>
            </text:list-item>
            <text:list-item>
              <text:p text:style-name="P1">X1 and x2 match</text:p>
            </text:list-item>
            <text:list-item>
              <text:p text:style-name="P1">X1 seems (like) x2</text:p>
            </text:list-item>
            <text:list-item>
              <text:p text:style-name="P2">X1 is x2 (where x2 is describing, an adjective to x2)</text:p>
            </text:list-item>
          </text:list>
        </text:list-item>
        <text:list-item>
          <text:p text:style-name="P6"><text:bookmark text:name="_qenq4e4jkaq4"/>Raxi</text:p>
          <text:list>
            <text:list-item>
              <text:p text:style-name="P1">X1 rests</text:p>
            </text:list-item>
            <text:list-item>
              <text:p text:style-name="P1">X1 sleeps</text:p>
            </text:list-item>
            <text:list-item>
              <text:p text:style-name="P1"><text:span text:style-name="T5">lo Raxi</text:span>: Sleep</text:p>
            </text:list-item>
            <text:list-item>
              <text:p text:style-name="P2">→ <text:span text:style-name="T5">Raxi sen lo</text:span>: Bed</text:p>
            </text:list-item>
          </text:list>
        </text:list-item>
        <text:list-item>
          <text:p text:style-name="P6"><text:bookmark text:name="_p8lkn5ho46dm"/>Kjuf</text:p>
          <text:list>
            <text:list-item>
              <text:p text:style-name="P1">X1 thinks x2</text:p>
            </text:list-item>
            <text:list-item>
              <text:p text:style-name="P1"><text:soft-page-break/>X1 ponders x2</text:p>
            </text:list-item>
            <text:list-item>
              <text:p text:style-name="P1">X1 computes, calculates x2</text:p>
            </text:list-item>
            <text:list-item>
              <text:p text:style-name="P1"><text:span text:style-name="T5">lo Kjuf</text:span> </text:p>
              <text:list>
                <text:list-item>
                  <text:p text:style-name="P3">Reason, thoughts</text:p>
                </text:list-item>
                <text:list-item>
                  <text:p text:style-name="P3">Concience</text:p>
                </text:list-item>
                <text:list-item>
                  <text:p text:style-name="P3">Calculator</text:p>
                </text:list-item>
              </text:list>
            </text:list-item>
            <text:list-item>
              <text:p text:style-name="P1"><text:span text:style-name="T5">Kjuf lo</text:span>: Thought</text:p>
            </text:list-item>
            <text:list-item>
              <text:p text:style-name="P2">→ X <text:span text:style-name="T5">kjuf Y he raide</text:span>: X remembers Y</text:p>
            </text:list-item>
          </text:list>
        </text:list-item>
        <text:list-item>
          <text:p text:style-name="P6"><text:bookmark text:name="_8hc7wugm2kzq"/>Abi</text:p>
          <text:list>
            <text:list-item>
              <text:p text:style-name="P1">X1 loves x2</text:p>
            </text:list-item>
            <text:list-item>
              <text:p text:style-name="P1">X2 is x1’s favorite x3</text:p>
            </text:list-item>
            <text:list-item>
              <text:p text:style-name="P1"><text:span text:style-name="T5">lo Abi</text:span>: Human, person</text:p>
            </text:list-item>
            <text:list-item>
              <text:p text:style-name="P1"><text:span text:style-name="T5">Abi lo</text:span></text:p>
              <text:list>
                <text:list-item>
                  <text:p text:style-name="P3">Love</text:p>
                </text:list-item>
                <text:list-item>
                  <text:p text:style-name="P3">(adj) Favorite</text:p>
                </text:list-item>
              </text:list>
            </text:list-item>
            <text:list-item>
              <text:p text:style-name="P2">→ <text:span text:style-name="T5">Ti abi xim de X?</text:span>: What’s your favorite X?</text:p>
            </text:list-item>
          </text:list>
        </text:list-item>
        <text:list-item>
          <text:p text:style-name="P6"><text:bookmark text:name="_74fyps5x0isy"/>Tel</text:p>
          <text:list>
            <text:list-item>
              <text:p text:style-name="P1">X1 happened in the past, before now</text:p>
            </text:list-item>
            <text:list-item>
              <text:p text:style-name="P2">X1 happened before x2</text:p>
            </text:list-item>
          </text:list>
        </text:list-item>
        <text:list-item>
          <text:p text:style-name="P6"><text:bookmark text:name="_e9txj08sjyv7"/>Naxur</text:p>
          <text:list>
            <text:list-item>
              <text:p text:style-name="P1">X1 is published, broadcasted by x2</text:p>
            </text:list-item>
            <text:list-item>
              <text:p text:style-name="P1"><text:soft-page-break/>X1 is announced by x2</text:p>
            </text:list-item>
            <text:list-item>
              <text:p text:style-name="P2">X1 is posted by x2</text:p>
            </text:list-item>
          </text:list>
        </text:list-item>
        <text:list-item>
          <text:p text:style-name="P6"><text:bookmark text:name="_5xew2mvhezg1"/>Ega</text:p>
          <text:list>
            <text:list-item>
              <text:p text:style-name="P1">X1 is read by x2</text:p>
            </text:list-item>
            <text:list-item>
              <text:p text:style-name="P1"><text:span text:style-name="T5">lo Ega</text:span>:</text:p>
              <text:list>
                <text:list-item>
                  <text:p text:style-name="P3">Book</text:p>
                </text:list-item>
                <text:list-item>
                  <text:p text:style-name="P3">Document</text:p>
                </text:list-item>
                <text:list-item>
                  <text:p text:style-name="P4">Text (as in “ancient texts”)</text:p>
                </text:list-item>
              </text:list>
            </text:list-item>
          </text:list>
        </text:list-item>
        <text:list-item>
          <text:p text:style-name="P6"><text:bookmark text:name="_eoz7tm92udpf"/>Xiba</text:p>
          <text:list>
            <text:list-item>
              <text:p text:style-name="P1">X1 is written by x2</text:p>
            </text:list-item>
            <text:list-item>
              <text:p text:style-name="P1">X2 writes x1</text:p>
            </text:list-item>
            <text:list-item>
              <text:p text:style-name="P1"><text:span text:style-name="T5">lo Xiba</text:span>: </text:p>
              <text:list>
                <text:list-item>
                  <text:p text:style-name="P3">Word, text</text:p>
                </text:list-item>
                <text:list-item>
                  <text:p text:style-name="P4">Letter, character</text:p>
                </text:list-item>
              </text:list>
            </text:list-item>
          </text:list>
        </text:list-item>
        <text:list-item>
          <text:p text:style-name="P6"><text:bookmark text:name="_2cz8qdajcjkq"/>Teili</text:p>
          <text:list>
            <text:list-item>
              <text:p text:style-name="P1">X1 bores x2</text:p>
            </text:list-item>
            <text:list-item>
              <text:p text:style-name="P2">X2 finds x1 boring</text:p>
            </text:list-item>
          </text:list>
        </text:list-item>
        <text:list-item>
          <text:p text:style-name="P6"><text:bookmark text:name="_g3zqk3nnc3gc"/>Gax</text:p>
          <text:list>
            <text:list-item>
              <text:p text:style-name="P1">X1 is (done) often</text:p>
            </text:list-item>
            <text:list-item>
              <text:p text:style-name="P2">X1 is (done) as often as x2</text:p>
            </text:list-item>
          </text:list>
        </text:list-item>
        <text:list-item>
          <text:p text:style-name="P6"><text:bookmark text:name="_g6i1kokafa3"/>Pren</text:p>
          <text:list>
            <text:list-item>
              <text:p text:style-name="P1"><text:soft-page-break/>X1 is (done) near</text:p>
            </text:list-item>
            <text:list-item>
              <text:p text:style-name="P2">X1 is (done) close to x2</text:p>
            </text:list-item>
          </text:list>
        </text:list-item>
        <text:list-item>
          <text:p text:style-name="P6"><text:bookmark text:name="_b6j9rf8x43gh"/>Kwadis</text:p>
          <text:list>
            <text:list-item>
              <text:p text:style-name="P1">X1 blocks x2</text:p>
            </text:list-item>
            <text:list-item>
              <text:p text:style-name="P2">X1 obscures x2</text:p>
            </text:list-item>
          </text:list>
        </text:list-item>
        <text:list-item>
          <text:p text:style-name="P6"><text:bookmark text:name="_m84di49gu8yw"/>Paxu</text:p>
          <text:list>
            <text:list-item>
              <text:p text:style-name="P1">X1 continues</text:p>
            </text:list-item>
            <text:list-item>
              <text:p text:style-name="P1">X1 persists</text:p>
            </text:list-item>
            <text:list-item>
              <text:p text:style-name="P2"><text:span text:style-name="T5">lo Paxu</text:span> (adj): Long</text:p>
            </text:list-item>
          </text:list>
        </text:list-item>
        <text:list-item>
          <text:p text:style-name="P6"><text:bookmark text:name="_jse025woxpiw"/>Kere</text:p>
          <text:list>
            <text:list-item>
              <text:p text:style-name="P1">X1 cuts x2</text:p>
            </text:list-item>
            <text:list-item>
              <text:p text:style-name="P1">X1 splits x2</text:p>
            </text:list-item>
            <text:list-item>
              <text:p text:style-name="P2"><text:span text:style-name="T5">lo Kere</text:span>: Knife, axe, etc</text:p>
            </text:list-item>
          </text:list>
        </text:list-item>
        <text:list-item>
          <text:p text:style-name="P6"><text:bookmark text:name="_pv0ng697x5un"/>Judux</text:p>
          <text:list>
            <text:list-item>
              <text:p text:style-name="P1">X1 joins x2 with x3</text:p>
            </text:list-item>
            <text:list-item>
              <text:p text:style-name="P1">X2 and x3 come together</text:p>
            </text:list-item>
            <text:list-item>
              <text:p text:style-name="P1">X2 and x3 are added</text:p>
            </text:list-item>
            <text:list-item>
              <text:p text:style-name="P2"><text:span text:style-name="T5">Judux na</text:span> (r; x3): X2 and x3 attract</text:p>
            </text:list-item>
          </text:list>
        </text:list-item>
        <text:list-item>
          <text:p text:style-name="P6"><text:bookmark text:name="_efozkr8fd28n"/>Kimof</text:p>
          <text:list>
            <text:list-item>
              <text:p text:style-name="P1">X1 fears, is scared of x2</text:p>
            </text:list-item>
            <text:list-item>
              <text:p text:style-name="P1">X2 scares x1</text:p>
            </text:list-item>
            <text:list-item>
              <text:p text:style-name="P2"><text:soft-page-break/><text:span text:style-name="T5">Kimof lo</text:span>: Fear</text:p>
            </text:list-item>
          </text:list>
        </text:list-item>
        <text:list-item>
          <text:p text:style-name="P6"><text:bookmark text:name="_c9pqt9rz56u3"/>Hampa</text:p>
          <text:list>
            <text:list-item>
              <text:p text:style-name="P2">X1 curves, bends</text:p>
            </text:list-item>
          </text:list>
        </text:list-item>
        <text:list-item>
          <text:p text:style-name="P6"><text:bookmark text:name="_u88bfit3h307"/>Habe</text:p>
          <text:list>
            <text:list-item>
              <text:p text:style-name="P1">X1 is drank by x2</text:p>
            </text:list-item>
            <text:list-item>
              <text:p text:style-name="P2"><text:span text:style-name="T5">lo Habe</text:span>: Drink</text:p>
            </text:list-item>
          </text:list>
        </text:list-item>
        <text:list-item>
          <text:p text:style-name="P6"><text:bookmark text:name="_rhmsjjpgxft2"/>Zihir</text:p>
          <text:list>
            <text:list-item>
              <text:p text:style-name="P1">X1 is right, correct</text:p>
            </text:list-item>
            <text:list-item>
              <text:p text:style-name="P2">X1 works (correctly)</text:p>
            </text:list-item>
          </text:list>
        </text:list-item>
        <text:list-item>
          <text:p text:style-name="P6"><text:bookmark text:name="_guswcl97a7rk"/>Ispal</text:p>
          <text:list>
            <text:list-item>
              <text:p text:style-name="P1">X1 hopes for x2</text:p>
            </text:list-item>
            <text:list-item>
              <text:p text:style-name="P2"><text:span text:style-name="T5">lo Ispal</text:span>: Hope</text:p>
            </text:list-item>
          </text:list>
        </text:list-item>
        <text:list-item>
          <text:p text:style-name="P6"><text:bookmark text:name="_ib6p56pan1sj"/>Meza</text:p>
          <text:list>
            <text:list-item>
              <text:p text:style-name="P1">X1 is/has more x2 than x3</text:p>
            </text:list-item>
            <text:list-item>
              <text:p text:style-name="P2">X1 is/has the most x2</text:p>
            </text:list-item>
          </text:list>
        </text:list-item>
        <text:list-item>
          <text:p text:style-name="P6"><text:bookmark text:name="_1ubyh9nzno1h"/>Daga</text:p>
          <text:list>
            <text:list-item>
              <text:p text:style-name="P1">X1 is large, big</text:p>
            </text:list-item>
            <text:list-item>
              <text:p text:style-name="P2"><text:span text:style-name="T5">lo Daga</text:span>: Size</text:p>
            </text:list-item>
          </text:list>
        </text:list-item>
        <text:list-item>
          <text:p text:style-name="P6"><text:bookmark text:name="_o4plnw51zacq"/>Ibel</text:p>
          <text:list>
            <text:list-item>
              <text:p text:style-name="P1">X1 builds, constructs x2</text:p>
            </text:list-item>
            <text:list-item>
              <text:p text:style-name="P2">X1 creates, makes x2</text:p>
            </text:list-item>
          </text:list>
        </text:list-item>
        <text:list-item>
          <text:p text:style-name="P6"><text:bookmark text:name="_mingn4m260lw"/><text:soft-page-break/>Maho</text:p>
          <text:list>
            <text:list-item>
              <text:p text:style-name="P1">When x1 happens, x2 happens</text:p>
            </text:list-item>
            <text:list-item>
              <text:p text:style-name="P1">X1 happens while x2 happens</text:p>
            </text:list-item>
            <text:list-item>
              <text:p text:style-name="P1">(When x2 is a time) X1 is/was (done) on/in x2</text:p>
            </text:list-item>
            <text:list-item>
              <text:p text:style-name="P1"><text:span text:style-name="T5">lo Maho</text:span>: Time</text:p>
            </text:list-item>
            <text:list-item>
              <text:p text:style-name="P1">→ <text:span text:style-name="T5">X dipir go maho Y</text:span>: The X-th time Y happens</text:p>
            </text:list-item>
            <text:list-item>
              <text:p text:style-name="P1"><text:span text:style-name="T5">Maho lo</text:span></text:p>
              <text:list>
                <text:list-item>
                  <text:p text:style-name="P3">(A) Time, Occurrence</text:p>
                </text:list-item>
                <text:list-item>
                  <text:p text:style-name="P4">Event</text:p>
                </text:list-item>
              </text:list>
            </text:list-item>
          </text:list>
        </text:list-item>
        <text:list-item>
          <text:p text:style-name="P6"><text:bookmark text:name="_ba8xyd2m5xge"/>Mjuwas</text:p>
          <text:list>
            <text:list-item>
              <text:p text:style-name="P1">X1 describes x2</text:p>
            </text:list-item>
            <text:list-item>
              <text:p text:style-name="P1">X1 names x2</text:p>
            </text:list-item>
            <text:list-item>
              <text:p text:style-name="P1"><text:span text:style-name="T5">lo Mjuwas</text:span>: </text:p>
              <text:list>
                <text:list-item>
                  <text:p text:style-name="P3">Description</text:p>
                </text:list-item>
                <text:list-item>
                  <text:p text:style-name="P4">Name</text:p>
                </text:list-item>
              </text:list>
            </text:list-item>
          </text:list>
        </text:list-item>
        <text:list-item>
          <text:p text:style-name="P6"><text:bookmark text:name="_hqcan85n2xy3"/>Xajo</text:p>
          <text:list>
            <text:list-item>
              <text:p text:style-name="P1">X1 means x2</text:p>
            </text:list-item>
            <text:list-item>
              <text:p text:style-name="P1">X1 translates into x2</text:p>
            </text:list-item>
            <text:list-item>
              <text:p text:style-name="P1"><text:span text:style-name="T5">Xajo na</text:span> (r): X1 and x2 mean the same thing</text:p>
            </text:list-item>
            <text:list-item>
              <text:p text:style-name="P1"><text:span text:style-name="T5">Xajo lo</text:span>: </text:p>
              <text:list>
                <text:list-item>
                  <text:p text:style-name="P3">Translation </text:p>
                </text:list-item>
                <text:list-item>
                  <text:p text:style-name="P4"><text:soft-page-break/>Meaning</text:p>
                </text:list-item>
              </text:list>
            </text:list-item>
          </text:list>
        </text:list-item>
        <text:list-item>
          <text:p text:style-name="P6"><text:bookmark text:name="_43jzhzr61kra"/>Dem</text:p>
          <text:list>
            <text:list-item>
              <text:p text:style-name="P1">X1 is owned by x2</text:p>
            </text:list-item>
            <text:list-item>
              <text:p text:style-name="P1">X1 is x2’s</text:p>
            </text:list-item>
            <text:list-item>
              <text:p text:style-name="P1"><text:span text:style-name="T5">lo Dem</text:span>: Owner</text:p>
            </text:list-item>
            <text:list-item>
              <text:p text:style-name="P2"><text:span text:style-name="T5">Dem lo</text:span>: Possession</text:p>
            </text:list-item>
          </text:list>
        </text:list-item>
        <text:list-item>
          <text:p text:style-name="P6"><text:bookmark text:name="_9r6u5gixe7dn"/>Xurel</text:p>
          <text:list>
            <text:list-item>
              <text:p text:style-name="P1">X1 is at ease</text:p>
            </text:list-item>
            <text:list-item>
              <text:p text:style-name="P1">X1 is done with ease</text:p>
            </text:list-item>
            <text:list-item>
              <text:p text:style-name="P1">X1 is light (of weight)</text:p>
            </text:list-item>
            <text:list-item>
              <text:p text:style-name="P1">X1 is done simply</text:p>
            </text:list-item>
            <text:list-item>
              <text:p text:style-name="P1">X2 finds x1 simple, easy, light</text:p>
            </text:list-item>
            <text:list-item>
              <text:p text:style-name="P1"><text:span text:style-name="T5">lo Hural</text:span> (adj): </text:p>
              <text:list>
                <text:list-item>
                  <text:p text:style-name="P3">Easy</text:p>
                </text:list-item>
                <text:list-item>
                  <text:p text:style-name="P3">Light</text:p>
                </text:list-item>
                <text:list-item>
                  <text:p text:style-name="P4">Simple, Basic</text:p>
                </text:list-item>
              </text:list>
            </text:list-item>
          </text:list>
        </text:list-item>
        <text:list-item>
          <text:p text:style-name="P6"><text:bookmark text:name="_rnfdvloi45k0"/>Dipir</text:p>
          <text:list>
            <text:list-item>
              <text:p text:style-name="P1">X1 is element x2 of x3</text:p>
            </text:list-item>
            <text:list-item>
              <text:p text:style-name="P1">X1 is an element, part of x3</text:p>
            </text:list-item>
            <text:list-item>
              <text:p text:style-name="P2">X1 is x2-st/-nd/-th</text:p>
            </text:list-item>
          </text:list>
        </text:list-item>
        <text:list-item>
          <text:p text:style-name="P6"><text:bookmark text:name="_dhelgz8qedhd"/>Kenta</text:p>
          <text:list>
            <text:list-item>
              <text:p text:style-name="P1"><text:soft-page-break/>X1 is able to, can (do) x2</text:p>
            </text:list-item>
            <text:list-item>
              <text:p text:style-name="P2">→ <text:span text:style-name="T5">lo Kenta (x2)</text:span>: Ability (to do x2)</text:p>
            </text:list-item>
          </text:list>
        </text:list-item>
        <text:list-item>
          <text:p text:style-name="P6"><text:bookmark text:name="_wecht8fy2rjg"/>Manga</text:p>
          <text:list>
            <text:list-item>
              <text:p text:style-name="P1">X1 fits x2</text:p>
            </text:list-item>
            <text:list-item>
              <text:p text:style-name="P2">X1 fits in (with) x2</text:p>
            </text:list-item>
          </text:list>
        </text:list-item>
        <text:list-item>
          <text:p text:style-name="P6"><text:bookmark text:name="_dz2db69lbckj"/>Hazel</text:p>
          <text:list>
            <text:list-item>
              <text:p text:style-name="P1">X1 is peaceful</text:p>
            </text:list-item>
            <text:list-item>
              <text:p text:style-name="P2"><text:span text:style-name="T5">lo Hazel</text:span>: Peace</text:p>
            </text:list-item>
          </text:list>
        </text:list-item>
        <text:list-item>
          <text:p text:style-name="P6"><text:bookmark text:name="_lkqmcmf9ud28"/>Zare</text:p>
          <text:list>
            <text:list-item>
              <text:p text:style-name="P1">X1 is cut by x2</text:p>
            </text:list-item>
            <text:list-item>
              <text:p text:style-name="P2"><text:span text:style-name="T5">lo Zare</text:span>: Section, portion, bit, piece</text:p>
            </text:list-item>
          </text:list>
        </text:list-item>
        <text:list-item>
          <text:p text:style-name="P6"><text:bookmark text:name="_x5no546ungy8"/>Ikou</text:p>
          <text:list>
            <text:list-item>
              <text:p text:style-name="P1">X1 is the entirety of x2</text:p>
            </text:list-item>
            <text:list-item>
              <text:p text:style-name="P1">X1 is all of x2</text:p>
            </text:list-item>
            <text:list-item>
              <text:p text:style-name="P1">X1 is every x2</text:p>
            </text:list-item>
            <text:list-item>
              <text:p text:style-name="P1">X1 is everything, is all</text:p>
            </text:list-item>
            <text:list-item>
              <text:p text:style-name="P1"><text:span text:style-name="T5">lo Ikou</text:span></text:p>
              <text:list>
                <text:list-item>
                  <text:p text:style-name="P3">Everything, entirety</text:p>
                </text:list-item>
                <text:list-item>
                  <text:p text:style-name="P3">Amount</text:p>
                </text:list-item>
              </text:list>
            </text:list-item>
            <text:list-item>
              <text:p text:style-name="P1">→ <text:span text:style-name="T5">lo Ikou x2</text:span>: </text:p>
              <text:list>
                <text:list-item>
                  <text:p text:style-name="P3">All of x2, (the) whole of x2</text:p>
                </text:list-item>
                <text:list-item>
                  <text:p text:style-name="P3"><text:soft-page-break/>Each x2</text:p>
                </text:list-item>
                <text:list-item>
                  <text:p text:style-name="P3">Amount of x2</text:p>
                </text:list-item>
              </text:list>
            </text:list-item>
            <text:list-item>
              <text:p text:style-name="P2">→ (<text:span text:style-name="T5">Lo) Jam go ikou</text:span>: Full</text:p>
            </text:list-item>
          </text:list>
        </text:list-item>
        <text:list-item>
          <text:p text:style-name="P6"><text:bookmark text:name="_m3wes5uys4za"/>Jati</text:p>
          <text:list>
            <text:list-item>
              <text:p text:style-name="P1">X1 is given to x2 by x3</text:p>
            </text:list-item>
            <text:list-item>
              <text:p text:style-name="P2"><text:span text:style-name="T5">lo Jati</text:span>: Given, Right</text:p>
            </text:list-item>
          </text:list>
        </text:list-item>
        <text:list-item>
          <text:p text:style-name="P6"><text:bookmark text:name="_rp4jlkhgumks"/>Nazelau</text:p>
          <text:list>
            <text:list-item>
              <text:p text:style-name="P2">X1 is given birth to by x2</text:p>
            </text:list-item>
          </text:list>
        </text:list-item>
        <text:list-item>
          <text:p text:style-name="P6"><text:bookmark text:name="_nhjhx7gcwjvh"/>Xifo</text:p>
          <text:list>
            <text:list-item>
              <text:p text:style-name="P1">X1 and x2 are equal</text:p>
            </text:list-item>
            <text:list-item>
              <text:p text:style-name="P1">X1 and x2 are the same</text:p>
            </text:list-item>
            <text:list-item>
              <text:p text:style-name="P2"><text:span text:style-name="T5">lo Xifo</text:span>: Equality, (adj) Equal, Fair</text:p>
            </text:list-item>
          </text:list>
        </text:list-item>
        <text:list-item>
          <text:p text:style-name="P6"><text:bookmark text:name="_h9311gpybw8o"/>Hujo</text:p>
          <text:list>
            <text:list-item>
              <text:p text:style-name="P1">X1 is freed by x2</text:p>
            </text:list-item>
            <text:list-item>
              <text:p text:style-name="P2"><text:span text:style-name="T5">lo Hujo</text:span>: Freedom, (adj) Free</text:p>
            </text:list-item>
          </text:list>
        </text:list-item>
        <text:list-item>
          <text:p text:style-name="P6"><text:bookmark text:name="_e4v9erjw0hf9"/>Xesem</text:p>
          <text:list>
            <text:list-item>
              <text:p text:style-name="P1">X1 grows</text:p>
            </text:list-item>
            <text:list-item>
              <text:p text:style-name="P1">X1 grows into x2</text:p>
            </text:list-item>
            <text:list-item>
              <text:p text:style-name="P1"><text:span text:style-name="T5">lo Xesem:</text:span></text:p>
              <text:list>
                <text:list-item>
                  <text:p text:style-name="P3">Plant, Tree</text:p>
                </text:list-item>
                <text:list-item>
                  <text:p text:style-name="P3">Life</text:p>
                </text:list-item>
                <text:list-item>
                  <text:p text:style-name="P3"><text:soft-page-break/>→ <text:span text:style-name="T5">lo Xesem twali</text:span>: Fruit</text:p>
                </text:list-item>
                <text:list-item>
                  <text:p text:style-name="P4"><text:span text:style-name="T5">→ lo Xesem mjal</text:span>: Vegetable</text:p>
                </text:list-item>
              </text:list>
            </text:list-item>
          </text:list>
        </text:list-item>
        <text:list-item>
          <text:p text:style-name="P6"><text:bookmark text:name="_up6kglmtf14x"/>Kjaza</text:p>
          <text:list>
            <text:list-item>
              <text:p text:style-name="P1">X1 is false</text:p>
            </text:list-item>
            <text:list-item>
              <text:p text:style-name="P2">X1 is wrong, incorrect</text:p>
            </text:list-item>
          </text:list>
        </text:list-item>
        <text:list-item>
          <text:p text:style-name="P6"><text:bookmark text:name="_xio89ggjpl7a"/>Kuse</text:p>
          <text:list>
            <text:list-item>
              <text:p text:style-name="P1">X1 rounds out, is round</text:p>
            </text:list-item>
            <text:list-item>
              <text:p text:style-name="P1">X1 is smooth</text:p>
            </text:list-item>
            <text:list-item>
              <text:p text:style-name="P1"><text:span text:style-name="T5">lo Kuse</text:span>:</text:p>
              <text:list>
                <text:list-item>
                  <text:p text:style-name="P3">(adj) Smooth</text:p>
                </text:list-item>
                <text:list-item>
                  <text:p text:style-name="P3">(adj) Round</text:p>
                </text:list-item>
                <text:list-item>
                  <text:p text:style-name="P4">Globe; Earth</text:p>
                </text:list-item>
              </text:list>
            </text:list-item>
          </text:list>
        </text:list-item>
        <text:list-item>
          <text:p text:style-name="P6"><text:bookmark text:name="_xnl54mjxggvs"/>Gjere</text:p>
          <text:list>
            <text:list-item>
              <text:p text:style-name="P2">X1 cares for, about x2</text:p>
            </text:list-item>
          </text:list>
        </text:list-item>
        <text:list-item>
          <text:p text:style-name="P6"><text:bookmark text:name="_s95ug5clqu69"/>Sandi</text:p>
          <text:list>
            <text:list-item>
              <text:p text:style-name="P1">X1 believes (in) x2</text:p>
            </text:list-item>
            <text:list-item>
              <text:p text:style-name="P2">X1 thinks (that) x2</text:p>
            </text:list-item>
          </text:list>
        </text:list-item>
        <text:list-item>
          <text:p text:style-name="P6"><text:bookmark text:name="_64olcy94xeb0"/>Bin</text:p>
          <text:list>
            <text:list-item>
              <text:p text:style-name="P1">X1 is (done) between x2 and x3</text:p>
            </text:list-item>
            <text:list-item>
              <text:p text:style-name="P1">X1 is (done) between x2s</text:p>
            </text:list-item>
            <text:list-item>
              <text:p text:style-name="P2">X1 is (done) across, along x2(s)</text:p>
            </text:list-item>
          </text:list>
        </text:list-item>
        <text:list-item>
          <text:p text:style-name="P6"><text:bookmark text:name="_eb8nez7i1tzk"/><text:soft-page-break/>Gjum</text:p>
          <text:list>
            <text:list-item>
              <text:p text:style-name="P1">X1 and x2 are together</text:p>
            </text:list-item>
            <text:list-item>
              <text:p text:style-name="P1">X1 is (done) with x2</text:p>
            </text:list-item>
            <text:list-item>
              <text:p text:style-name="P1"><text:span text:style-name="T5">Gjum na</text:span> (r): X1 and x2 accompany each other</text:p>
            </text:list-item>
            <text:list-item>
              <text:p text:style-name="P1"><text:span text:style-name="T5">lo Gjum</text:span>:</text:p>
              <text:list>
                <text:list-item>
                  <text:p text:style-name="P3">State, Nation</text:p>
                </text:list-item>
                <text:list-item>
                  <text:p text:style-name="P4">Group, Category</text:p>
                </text:list-item>
              </text:list>
            </text:list-item>
          </text:list>
        </text:list-item>
        <text:list-item>
          <text:p text:style-name="P6"><text:bookmark text:name="_g4t957lqwekl"/>Iten</text:p>
          <text:list>
            <text:list-item>
              <text:p text:style-name="P1">X1 is (done) despite x2</text:p>
            </text:list-item>
            <text:list-item>
              <text:p text:style-name="P1">X1 (happens), but x2 (happens)</text:p>
            </text:list-item>
            <text:list-item>
              <text:p text:style-name="P2">X1 happens regardless, anyway</text:p>
            </text:list-item>
          </text:list>
        </text:list-item>
        <text:list-item>
          <text:p text:style-name="P6"><text:bookmark text:name="_2u6hm4d007tz"/>Ain</text:p>
          <text:list>
            <text:list-item>
              <text:p text:style-name="P1">X1 is (done) every year</text:p>
            </text:list-item>
            <text:list-item>
              <text:p text:style-name="P2"><text:span text:style-name="T5">lo Ain</text:span>: Year</text:p>
            </text:list-item>
          </text:list>
        </text:list-item>
        <text:list-item>
          <text:p text:style-name="P6"><text:bookmark text:name="_wp3f2a9nx4du"/>Daus</text:p>
          <text:list>
            <text:list-item>
              <text:p text:style-name="P1">X1 is (done) after x2</text:p>
            </text:list-item>
            <text:list-item>
              <text:p text:style-name="P1">X1 follows, succeeds x2</text:p>
            </text:list-item>
            <text:list-item>
              <text:p text:style-name="P2">(When x3 is a time) X1 is done x3 after x2</text:p>
            </text:list-item>
          </text:list>
        </text:list-item>
        <text:list-item>
          <text:p text:style-name="P6"><text:bookmark text:name="_iaykonyobe3w"/>Inja</text:p>
          <text:list>
            <text:list-item>
              <text:p text:style-name="P1">X1 is (done) since x2</text:p>
            </text:list-item>
            <text:list-item>
              <text:p text:style-name="P1">X1 has been (done) for as long as x2</text:p>
            </text:list-item>
            <text:list-item>
              <text:p text:style-name="P2"><text:soft-page-break/>X1 is, has been done for a while</text:p>
            </text:list-item>
          </text:list>
        </text:list-item>
        <text:list-item>
          <text:p text:style-name="P6"><text:bookmark text:name="_ow90wfsm0gz1"/>Xaifa</text:p>
          <text:list>
            <text:list-item>
              <text:p text:style-name="P1">X1 blows x2</text:p>
            </text:list-item>
            <text:list-item>
              <text:p text:style-name="P1"><text:span text:style-name="T5">lo Xaifa</text:span>: </text:p>
              <text:list>
                <text:list-item>
                  <text:p text:style-name="P3">Wind</text:p>
                </text:list-item>
                <text:list-item>
                  <text:p text:style-name="P4">Blowing, bluster</text:p>
                </text:list-item>
              </text:list>
            </text:list-item>
          </text:list>
        </text:list-item>
        <text:list-item>
          <text:p text:style-name="P6"><text:bookmark text:name="_xavnme9xkwrf"/>Silan</text:p>
          <text:list>
            <text:list-item>
              <text:p text:style-name="P1">X1 shines</text:p>
            </text:list-item>
            <text:list-item>
              <text:p text:style-name="P1">X1 illuminates x2</text:p>
            </text:list-item>
            <text:list-item>
              <text:p text:style-name="P1"><text:span text:style-name="T5">lo Silan</text:span></text:p>
              <text:list>
                <text:list-item>
                  <text:p text:style-name="P3">Light</text:p>
                </text:list-item>
                <text:list-item>
                  <text:p text:style-name="P3">(adj) Bright</text:p>
                </text:list-item>
                <text:list-item>
                  <text:p text:style-name="P3">Star</text:p>
                </text:list-item>
                <text:list-item>
                  <text:p text:style-name="P4">Sun</text:p>
                </text:list-item>
              </text:list>
            </text:list-item>
          </text:list>
        </text:list-item>
        <text:list-item>
          <text:p text:style-name="P6"><text:bookmark text:name="_murk0gbsdzb1"/>Ugja</text:p>
          <text:list>
            <text:list-item>
              <text:p text:style-name="P1">X1 fights, battles, attacks x2 over, for, about x3</text:p>
            </text:list-item>
            <text:list-item>
              <text:p text:style-name="P1"><text:span text:style-name="T5">Ugja na</text:span> (r): X1 and x2 quarrel, have an argument over x3</text:p>
            </text:list-item>
            <text:list-item>
              <text:p text:style-name="P1"><text:span text:style-name="T5">lo Ugja</text:span>:</text:p>
              <text:list>
                <text:list-item>
                  <text:p text:style-name="P3">Fight, battle, attack</text:p>
                </text:list-item>
                <text:list-item>
                  <text:p text:style-name="P4">Argument (optionally with <text:span text:style-name="T5">na</text:span>)</text:p>
                </text:list-item>
              </text:list>
            </text:list-item>
          </text:list>
        </text:list-item>
        <text:list-item>
          <text:p text:style-name="P6"><text:bookmark text:name="_txcqvwpyggh2"/>Sedi</text:p>
          <text:list>
            <text:list-item>
              <text:p text:style-name="P1"><text:soft-page-break/>X1 is tough</text:p>
            </text:list-item>
            <text:list-item>
              <text:p text:style-name="P1">X1 is hard</text:p>
            </text:list-item>
            <text:list-item>
              <text:p text:style-name="P1">X1 is strong</text:p>
            </text:list-item>
            <text:list-item>
              <text:p text:style-name="P2"><text:span text:style-name="T5">lo Sedi</text:span> (adj): Strong, tough, hard</text:p>
            </text:list-item>
          </text:list>
        </text:list-item>
        <text:list-item>
          <text:p text:style-name="P6"><text:bookmark text:name="_wpywh7weoaez"/>Heri</text:p>
          <text:list>
            <text:list-item>
              <text:p text:style-name="P1">X1 heats x2</text:p>
            </text:list-item>
            <text:list-item>
              <text:p text:style-name="P1">X1 is hot, gives off heat</text:p>
            </text:list-item>
            <text:list-item>
              <text:p text:style-name="P1"><text:span text:style-name="T5">lo Heri</text:span>:</text:p>
              <text:list>
                <text:list-item>
                  <text:p text:style-name="P3">(adj) Hot, warm</text:p>
                </text:list-item>
                <text:list-item>
                  <text:p text:style-name="P4">Heat, Warmth</text:p>
                </text:list-item>
              </text:list>
            </text:list-item>
          </text:list>
        </text:list-item>
        <text:list-item>
          <text:p text:style-name="P6"><text:bookmark text:name="_jau5v1uy7n45"/>Talka</text:p>
          <text:list>
            <text:list-item>
              <text:p text:style-name="P1">X1 transports x2</text:p>
            </text:list-item>
            <text:list-item>
              <text:p text:style-name="P1">X1 brings x2</text:p>
            </text:list-item>
            <text:list-item>
              <text:p text:style-name="P2"><text:span text:style-name="T5">lo Talka</text:span>: Road</text:p>
            </text:list-item>
          </text:list>
        </text:list-item>
        <text:list-item>
          <text:p text:style-name="P6"><text:bookmark text:name="_tqq4j1jz305d"/>Hajus</text:p>
          <text:list>
            <text:list-item>
              <text:p text:style-name="P1">X1 ends, stops, halts x2</text:p>
            </text:list-item>
            <text:list-item>
              <text:p text:style-name="P1">X1 stops</text:p>
            </text:list-item>
            <text:list-item>
              <text:p text:style-name="P2"><text:span text:style-name="T5">lo Hajus</text:span>: End</text:p>
            </text:list-item>
          </text:list>
        </text:list-item>
        <text:list-item>
          <text:p text:style-name="P6"><text:bookmark text:name="_c82lmijykrdd"/>Lauma</text:p>
          <text:list>
            <text:list-item>
              <text:p text:style-name="P1">X1 marks x2</text:p>
            </text:list-item>
            <text:list-item>
              <text:p text:style-name="P1">X1 points out x2 to x3</text:p>
            </text:list-item>
            <text:list-item>
              <text:p text:style-name="P1"><text:soft-page-break/>X1 signals x2 to x3</text:p>
            </text:list-item>
            <text:list-item>
              <text:p text:style-name="P1"><text:span text:style-name="T5">lo Lauma</text:span>: </text:p>
              <text:list>
                <text:list-item>
                  <text:p text:style-name="P3">Point, marking</text:p>
                </text:list-item>
                <text:list-item>
                  <text:p text:style-name="P4">Sign, signal</text:p>
                </text:list-item>
              </text:list>
            </text:list-item>
          </text:list>
        </text:list-item>
        <text:list-item>
          <text:p text:style-name="P6"><text:bookmark text:name="_fl256pk7pap6"/>Bizi</text:p>
          <text:list>
            <text:list-item>
              <text:p text:style-name="P1">X1 is started, begun by x2</text:p>
            </text:list-item>
            <text:list-item>
              <text:p text:style-name="P1">X1 starts</text:p>
            </text:list-item>
            <text:list-item>
              <text:p text:style-name="P2"><text:span text:style-name="T5">lo Bizi</text:span>: Start, beginning</text:p>
            </text:list-item>
          </text:list>
        </text:list-item>
        <text:list-item>
          <text:p text:style-name="P6"><text:bookmark text:name="_puyzli8nzq3w"/>Max</text:p>
          <text:list>
            <text:list-item>
              <text:p text:style-name="P1">X1 happens recently to x2</text:p>
            </text:list-item>
            <text:list-item>
              <text:p text:style-name="P1">X1 just happened</text:p>
            </text:list-item>
            <text:list-item>
              <text:p text:style-name="P2">X1 will happen immediately</text:p>
            </text:list-item>
          </text:list>
        </text:list-item>
        <text:list-item>
          <text:p text:style-name="P6"><text:bookmark text:name="_p2yw364fvwip"/>Duxke</text:p>
          <text:list>
            <text:list-item>
              <text:p text:style-name="P1">X1 learns x2</text:p>
            </text:list-item>
            <text:list-item>
              <text:p text:style-name="P1">X1 studies x2</text:p>
            </text:list-item>
            <text:list-item>
              <text:p text:style-name="P1"><text:span text:style-name="T5">lo Duxke</text:span>: Student</text:p>
            </text:list-item>
            <text:list-item>
              <text:p text:style-name="P2"><text:span text:style-name="T5">Duxke lo</text:span>: Study</text:p>
            </text:list-item>
          </text:list>
        </text:list-item>
        <text:list-item>
          <text:p text:style-name="P6"><text:bookmark text:name="_7yg5zrpxa4b1"/>Xau</text:p>
          <text:list>
            <text:list-item>
              <text:p text:style-name="P1">X1 will be done</text:p>
            </text:list-item>
            <text:list-item>
              <text:p text:style-name="P2">(When x2 is a time) X1 is/will be done at x2</text:p>
            </text:list-item>
          </text:list>
        </text:list-item>
        <text:list-item>
          <text:p text:style-name="P6"><text:bookmark text:name="_4zcu536t1c40"/>Heja</text:p>
          <text:list>
            <text:list-item>
              <text:p text:style-name="P1"><text:soft-page-break/>X1 is complete, done, finished</text:p>
            </text:list-item>
            <text:list-item>
              <text:p text:style-name="P2">(When x2 is a time) X1 was done/completed at x2</text:p>
            </text:list-item>
          </text:list>
        </text:list-item>
        <text:list-item>
          <text:p text:style-name="P6"><text:bookmark text:name="_tm3ybxnmnv4f"/>Posar</text:p>
          <text:list>
            <text:list-item>
              <text:p text:style-name="P1">X1 peels off of x2</text:p>
            </text:list-item>
            <text:list-item>
              <text:p text:style-name="P1">X1 is pulled off of x2</text:p>
            </text:list-item>
            <text:list-item>
              <text:p text:style-name="P1">X2 is stripped of x1</text:p>
            </text:list-item>
            <text:list-item>
              <text:p text:style-name="P2"><text:span text:style-name="T5">Posar na</text:span>: X2 takes off its x1</text:p>
            </text:list-item>
          </text:list>
        </text:list-item>
        <text:list-item>
          <text:p text:style-name="P6"><text:bookmark text:name="_7zatlbshenlm"/>Isa</text:p>
          <text:list>
            <text:list-item>
              <text:p text:style-name="P2">X1 sends x2</text:p>
            </text:list-item>
          </text:list>
        </text:list-item>
        <text:list-item>
          <text:p text:style-name="P6"><text:bookmark text:name="_pedkj6th9d8t"/>Nola</text:p>
          <text:list>
            <text:list-item>
              <text:p text:style-name="P1">X1 hits x2</text:p>
            </text:list-item>
            <text:list-item>
              <text:p text:style-name="P1">X1 slams into x2</text:p>
            </text:list-item>
            <text:list-item>
              <text:p text:style-name="P1"><text:span text:style-name="T5">Nola na</text:span> (r): X1 and x2 collide</text:p>
            </text:list-item>
            <text:list-item>
              <text:p text:style-name="P2"><text:span text:style-name="T5">lo Nola</text:span>: Hit, blast</text:p>
            </text:list-item>
          </text:list>
        </text:list-item>
        <text:list-item>
          <text:p text:style-name="P6"><text:bookmark text:name="_bjmn1axbhbnb"/>Prija</text:p>
          <text:list>
            <text:list-item>
              <text:p text:style-name="P1">X1 cools x2</text:p>
            </text:list-item>
            <text:list-item>
              <text:p text:style-name="P2"><text:span text:style-name="T5">lo Prija</text:span> (adj): Cool, cold</text:p>
            </text:list-item>
          </text:list>
        </text:list-item>
        <text:list-item>
          <text:p text:style-name="P6"><text:bookmark text:name="_86d7pv8hoqrv"/>Ilu</text:p>
          <text:list>
            <text:list-item>
              <text:p text:style-name="P1">X1 is done to x2</text:p>
            </text:list-item>
            <text:list-item>
              <text:p text:style-name="P1">X1 is done towards x2</text:p>
            </text:list-item>
            <text:list-item>
              <text:p text:style-name="P2">X1 is done facing x2</text:p>
            </text:list-item>
          </text:list>
        </text:list-item>
        <text:list-item>
          <text:p text:style-name="P6"><text:bookmark text:name="_ourej8bhdb2z"/><text:soft-page-break/>Tuko</text:p>
          <text:list>
            <text:list-item>
              <text:p text:style-name="P2">X1 shakes</text:p>
            </text:list-item>
          </text:list>
        </text:list-item>
        <text:list-item>
          <text:p text:style-name="P6"><text:bookmark text:name="_mijixyo2g5xq"/>Nor</text:p>
          <text:list>
            <text:list-item>
              <text:p text:style-name="P1">The (more) x1 x2 is/has, the (more) x1 x3 is/has</text:p>
            </text:list-item>
            <text:list-item>
              <text:p text:style-name="P1">X2 is as x1 as x3</text:p>
            </text:list-item>
            <text:list-item>
              <text:p text:style-name="P1">X2 has as much x1 as x3</text:p>
            </text:list-item>
            <text:list-item>
              <text:p text:style-name="P1">X2 is as much as x3</text:p>
            </text:list-item>
            <text:list-item>
              <text:p text:style-name="P1">X2 is (to) the same degree of x1 as x3</text:p>
            </text:list-item>
            <text:list-item>
              <text:p text:style-name="P1"><text:span text:style-name="T5">→</text:span> <text:span text:style-name="T5">X nor xim?</text:span>: How much X (is there)? To what extent is X?</text:p>
            </text:list-item>
            <text:list-item>
              <text:p text:style-name="P2"><text:span text:style-name="T5">→ X hir e Y nor Z</text:span>: Z is/has so much Y that X happened</text:p>
            </text:list-item>
          </text:list>
        </text:list-item>
        <text:list-item>
          <text:p text:style-name="P6"><text:bookmark text:name="_l9cq2lt8z49b"/>Axpa</text:p>
          <text:list>
            <text:list-item>
              <text:p text:style-name="P1">X1 fails to be done by x2</text:p>
            </text:list-item>
            <text:list-item>
              <text:p text:style-name="P2">X2 fails (to) x1</text:p>
            </text:list-item>
          </text:list>
        </text:list-item>
        <text:list-item>
          <text:p text:style-name="P6"><text:bookmark text:name="_7o612rgny30v"/>Mare</text:p>
          <text:list>
            <text:list-item>
              <text:p text:style-name="P1">X1 is soft</text:p>
            </text:list-item>
            <text:list-item>
              <text:p text:style-name="P1">X1 is weak</text:p>
            </text:list-item>
            <text:list-item>
              <text:p text:style-name="P1">X1 is gentle</text:p>
            </text:list-item>
            <text:list-item>
              <text:p text:style-name="P2"><text:span text:style-name="T5">lo Sedi</text:span> (adj): Soft, weak, gentle</text:p>
            </text:list-item>
          </text:list>
        </text:list-item>
        <text:list-item>
          <text:p text:style-name="P6"><text:bookmark text:name="_517ah8213lgc"/>Kos</text:p>
          <text:list>
            <text:list-item>
              <text:p text:style-name="P1">X1 is undone by x2</text:p>
            </text:list-item>
            <text:list-item>
              <text:p text:style-name="P2">X1 is reversed by x2</text:p>
            </text:list-item>
          </text:list>
        </text:list-item>
        <text:list-item>
          <text:p text:style-name="P6"><text:bookmark text:name="_bknk9vidb3xv"/><text:soft-page-break/>Firo</text:p>
          <text:list>
            <text:list-item>
              <text:p text:style-name="P1">X1 changes to x2</text:p>
            </text:list-item>
            <text:list-item>
              <text:p text:style-name="P1"><text:span text:style-name="T5">Firo na</text:span>: X1 becomes x2</text:p>
            </text:list-item>
            <text:list-item>
              <text:p text:style-name="P2"><text:span text:style-name="T5">lo Firo</text:span>: Change</text:p>
            </text:list-item>
          </text:list>
        </text:list-item>
        <text:list-item>
          <text:p text:style-name="P6"><text:bookmark text:name="_tb96tvykpam3"/>Morsi</text:p>
          <text:list>
            <text:list-item>
              <text:p text:style-name="P1">X1 wipes x2</text:p>
            </text:list-item>
            <text:list-item>
              <text:p text:style-name="P2">X1 brushes (against) x2</text:p>
            </text:list-item>
          </text:list>
        </text:list-item>
        <text:list-item>
          <text:p text:style-name="P6"><text:bookmark text:name="_3vczjtrls0er"/>Ein</text:p>
          <text:list>
            <text:list-item>
              <text:p text:style-name="P1">X1 is (done) off (of) x2</text:p>
            </text:list-item>
            <text:list-item>
              <text:p text:style-name="P1">X1 is (done) from x2</text:p>
            </text:list-item>
            <text:list-item>
              <text:p text:style-name="P2">X1 is (done) away from x2</text:p>
            </text:list-item>
          </text:list>
        </text:list-item>
        <text:list-item>
          <text:p text:style-name="P6"><text:bookmark text:name="_tacdgdvfflt8"/>Temal</text:p>
          <text:list>
            <text:list-item>
              <text:p text:style-name="P1">X1 is at the top of x2</text:p>
            </text:list-item>
            <text:list-item>
              <text:p text:style-name="P1">X1 is on top of x2</text:p>
            </text:list-item>
            <text:list-item>
              <text:p text:style-name="P1"><text:span text:style-name="T5">lo Temal</text:span>: </text:p>
              <text:list>
                <text:list-item>
                  <text:p text:style-name="P3">Top</text:p>
                </text:list-item>
                <text:list-item>
                  <text:p text:style-name="P4">Cap, hat</text:p>
                </text:list-item>
              </text:list>
            </text:list-item>
          </text:list>
        </text:list-item>
        <text:list-item>
          <text:p text:style-name="P6"><text:bookmark text:name="_5c796q3u9yg8"/>Wesa</text:p>
          <text:list>
            <text:list-item>
              <text:p text:style-name="P1">X1 faces outward from x2</text:p>
            </text:list-item>
            <text:list-item>
              <text:p text:style-name="P1">X1 moves out from, of x2</text:p>
            </text:list-item>
            <text:list-item>
              <text:p text:style-name="P2"><text:span text:style-name="T5">lo Wesa</text:span>: Face (of person, animal, shape)</text:p>
            </text:list-item>
          </text:list>
        </text:list-item>
        <text:list-item>
          <text:p text:style-name="P6"><text:bookmark text:name="_bb32zff3ep10"/><text:soft-page-break/>Ahau</text:p>
          <text:list>
            <text:list-item>
              <text:p text:style-name="P1">X1 is final</text:p>
            </text:list-item>
            <text:list-item>
              <text:p text:style-name="P1">X1 is done finally</text:p>
            </text:list-item>
            <text:list-item>
              <text:p text:style-name="P1">X1 does not change</text:p>
            </text:list-item>
            <text:list-item>
              <text:p text:style-name="P2"><text:span text:style-name="T5">→ X dipir go ahau, de Y</text:span>: X is the last (of) Y</text:p>
            </text:list-item>
          </text:list>
        </text:list-item>
        <text:list-item>
          <text:p text:style-name="P6"><text:bookmark text:name="_87hamxp6pot6"/>Aste</text:p>
          <text:list>
            <text:list-item>
              <text:p text:style-name="P2">X1 is (done) under, beneath, below x2</text:p>
            </text:list-item>
          </text:list>
        </text:list-item>
        <text:list-item>
          <text:p text:style-name="P6"><text:bookmark text:name="_7hk26610eoj7"/>Okei</text:p>
          <text:list>
            <text:list-item>
              <text:p text:style-name="P1">X1 is okay</text:p>
            </text:list-item>
            <text:list-item>
              <text:p text:style-name="P2">X2 finds x1 okay</text:p>
            </text:list-item>
          </text:list>
        </text:list-item>
        <text:list-item>
          <text:p text:style-name="P6"><text:bookmark text:name="_hsp8exjz9dpz"/>Kaxo</text:p>
          <text:list>
            <text:list-item>
              <text:p text:style-name="P2">Compared to x3, x1 is x2</text:p>
            </text:list-item>
          </text:list>
        </text:list-item>
        <text:list-item>
          <text:p text:style-name="P6"><text:bookmark text:name="_6bkt68jbxo7"/>Enga</text:p>
          <text:list>
            <text:list-item>
              <text:p text:style-name="P1">X1 obscures x2</text:p>
            </text:list-item>
            <text:list-item>
              <text:p text:style-name="P1">X1 is obscure</text:p>
            </text:list-item>
            <text:list-item>
              <text:p text:style-name="P1">X1 is unclear, ambiguous</text:p>
            </text:list-item>
            <text:list-item>
              <text:p text:style-name="P1">X1 is opaque</text:p>
            </text:list-item>
            <text:list-item>
              <text:p text:style-name="P2">X1 blocks x2 from being (done) by x3</text:p>
            </text:list-item>
          </text:list>
        </text:list-item>
        <text:list-item>
          <text:p text:style-name="P6"><text:bookmark text:name="_rwaoig2bz06o"/>Loxki</text:p>
          <text:list>
            <text:list-item>
              <text:p text:style-name="P1">X1 is logical, has logic</text:p>
            </text:list-item>
            <text:list-item>
              <text:p text:style-name="P2"><text:span text:style-name="T5">lo Loxki</text:span>: Logic</text:p>
            </text:list-item>
          </text:list>
        </text:list-item>
        <text:list-item>
          <text:p text:style-name="P6"><text:bookmark text:name="_3txynynodaof"/><text:soft-page-break/>Kjas</text:p>
          <text:list>
            <text:list-item>
              <text:p text:style-name="P1">X1 is true</text:p>
            </text:list-item>
            <text:list-item>
              <text:p text:style-name="P1">X1 is correct</text:p>
            </text:list-item>
            <text:list-item>
              <text:p text:style-name="P1">X1 is real</text:p>
            </text:list-item>
            <text:list-item>
              <text:p text:style-name="P2">X1 is verified by x2</text:p>
            </text:list-item>
          </text:list>
        </text:list-item>
        <text:list-item>
          <text:p text:style-name="P6"><text:bookmark text:name="_caj75305epf"/>Ganatju</text:p>
          <text:list>
            <text:list-item>
              <text:p text:style-name="P1">X1 is worthy of x2</text:p>
            </text:list-item>
            <text:list-item>
              <text:p text:style-name="P1">X1 is worthy, dignified</text:p>
            </text:list-item>
            <text:list-item>
              <text:p text:style-name="P2"><text:span text:style-name="T5">lo Ganatju</text:span>: Dignity</text:p>
            </text:list-item>
          </text:list>
        </text:list-item>
        <text:list-item>
          <text:p text:style-name="P6"><text:bookmark text:name="_stxn8pf2j0l9"/>Xuwa</text:p>
          <text:list>
            <text:list-item>
              <text:p text:style-name="P1">X1 wets x2</text:p>
            </text:list-item>
            <text:list-item>
              <text:p text:style-name="P2"><text:span text:style-name="T5">lo Xuwa</text:span>: Water</text:p>
            </text:list-item>
          </text:list>
        </text:list-item>
        <text:list-item>
          <text:p text:style-name="P6"><text:bookmark text:name="_plkrlhopmzen"/>Zandi</text:p>
          <text:list>
            <text:list-item>
              <text:p text:style-name="P1">X1 is new to x2</text:p>
            </text:list-item>
            <text:list-item>
              <text:p text:style-name="P1">X1 is recent</text:p>
            </text:list-item>
            <text:list-item>
              <text:p text:style-name="P1">X1 is new</text:p>
            </text:list-item>
            <text:list-item>
              <text:p text:style-name="P2"><text:span text:style-name="T5">lo Zandi</text:span>: News</text:p>
            </text:list-item>
          </text:list>
        </text:list-item>
        <text:list-item>
          <text:p text:style-name="P6"><text:bookmark text:name="_d573zovm7zcv"/>Sax</text:p>
          <text:list>
            <text:list-item>
              <text:p text:style-name="P1">X1 is good, well, favorable to x2</text:p>
            </text:list-item>
            <text:list-item>
              <text:p text:style-name="P1">X2 finds x1 good, well, favorable</text:p>
            </text:list-item>
            <text:list-item>
              <text:p text:style-name="P1">X1 is done well</text:p>
            </text:list-item>
            <text:list-item>
              <text:p text:style-name="P2"><text:soft-page-break/><text:span text:style-name="T5">lo Sax</text:span>: (adj) Good</text:p>
            </text:list-item>
          </text:list>
        </text:list-item>
        <text:list-item>
          <text:p text:style-name="P6"><text:bookmark text:name="_vlc788j1yj5s"/>Kajem</text:p>
          <text:list>
            <text:list-item>
              <text:p text:style-name="P1">X1 can be (done) by x2</text:p>
            </text:list-item>
            <text:list-item>
              <text:p text:style-name="P1">X1 may be (done) by x2</text:p>
            </text:list-item>
            <text:list-item>
              <text:p text:style-name="P2"><text:span text:style-name="T5">lo Kajem</text:span>: (adj) Possible</text:p>
            </text:list-item>
          </text:list>
        </text:list-item>
        <text:list-item>
          <text:p text:style-name="P6"><text:bookmark text:name="_xrcgjsejl9vv"/>Ju</text:p>
          <text:list>
            <text:list-item>
              <text:p text:style-name="P1">X1 is singular</text:p>
            </text:list-item>
            <text:list-item>
              <text:p text:style-name="P1">There is one of x1</text:p>
            </text:list-item>
            <text:list-item>
              <text:p text:style-name="P1">X1 is alone</text:p>
            </text:list-item>
            <text:list-item>
              <text:p text:style-name="P1">X1 is unique</text:p>
            </text:list-item>
            <text:list-item>
              <text:p text:style-name="P1">There is only x1</text:p>
            </text:list-item>
            <text:list-item>
              <text:p text:style-name="P1">X1 is one of x2</text:p>
            </text:list-item>
            <text:list-item>
              <text:p text:style-name="P2"><text:span text:style-name="T5">lo Ju</text:span>: One</text:p>
            </text:list-item>
          </text:list>
        </text:list-item>
        <text:list-item>
          <text:p text:style-name="P6"><text:bookmark text:name="_j9rfii64e2y7"/>Ezo</text:p>
          <text:list>
            <text:list-item>
              <text:p text:style-name="P1">X1 is two</text:p>
            </text:list-item>
            <text:list-item>
              <text:p text:style-name="P1">X1 is a pair</text:p>
            </text:list-item>
            <text:list-item>
              <text:p text:style-name="P1">X1-s are a pair, come in pairs</text:p>
            </text:list-item>
            <text:list-item>
              <text:p text:style-name="P1">X1 is two of x2</text:p>
            </text:list-item>
            <text:list-item>
              <text:p text:style-name="P2"><text:span text:style-name="T5">lo Ezo</text:span>: Two</text:p>
            </text:list-item>
          </text:list>
        </text:list-item>
        <text:list-item>
          <text:p text:style-name="P6"><text:bookmark text:name="_z6o6n4dpeee"/>Nalux</text:p>
          <text:list>
            <text:list-item>
              <text:p text:style-name="P2">There are three of x1</text:p>
            </text:list-item>
          </text:list>
        </text:list-item>
        <text:list-item>
          <text:p text:style-name="P6"><text:bookmark text:name="_vgdx47o72y9l"/><text:soft-page-break/>Rati</text:p>
          <text:list>
            <text:list-item>
              <text:p text:style-name="P2">There are four of x1</text:p>
            </text:list-item>
          </text:list>
        </text:list-item>
        <text:list-item>
          <text:p text:style-name="P6"><text:bookmark text:name="_7p5mkgmvkb2t"/>Kweme</text:p>
          <text:list>
            <text:list-item>
              <text:p text:style-name="P2">There are five of x1</text:p>
            </text:list-item>
          </text:list>
        </text:list-item>
        <text:list-item>
          <text:p text:style-name="P6"><text:bookmark text:name="_nlt0frotuuis"/>Silta</text:p>
          <text:list>
            <text:list-item>
              <text:p text:style-name="P2">There are six of x1</text:p>
            </text:list-item>
          </text:list>
        </text:list-item>
        <text:list-item>
          <text:p text:style-name="P6"><text:bookmark text:name="_yl5j9mpz2dh0"/>Xibeta</text:p>
          <text:list>
            <text:list-item>
              <text:p text:style-name="P2">There are seven of x1</text:p>
            </text:list-item>
          </text:list>
        </text:list-item>
        <text:list-item>
          <text:p text:style-name="P6"><text:bookmark text:name="_wvird1kvgvtq"/>Fafer</text:p>
          <text:list>
            <text:list-item>
              <text:p text:style-name="P2">There are eight of x1</text:p>
            </text:list-item>
          </text:list>
        </text:list-item>
        <text:list-item>
          <text:p text:style-name="P6"><text:bookmark text:name="_l8wfnachd9nm"/>Ambus</text:p>
          <text:list>
            <text:list-item>
              <text:p text:style-name="P2">There are nine of x1</text:p>
            </text:list-item>
          </text:list>
        </text:list-item>
        <text:list-item>
          <text:p text:style-name="P6"><text:bookmark text:name="_5fh10ka6ce9a"/>Gomol</text:p>
          <text:list>
            <text:list-item>
              <text:p text:style-name="P2">There are ten of x1</text:p>
            </text:list-item>
          </text:list>
        </text:list-item>
        <text:list-item>
          <text:p text:style-name="P6"><text:bookmark text:name="_jgdegf1hoz9g"/>Biju</text:p>
          <text:list>
            <text:list-item>
              <text:p text:style-name="P2">There are a hundred of x1</text:p>
            </text:list-item>
          </text:list>
        </text:list-item>
        <text:list-item>
          <text:p text:style-name="P6"><text:bookmark text:name="_31tcwvaexfh0"/>Falen</text:p>
          <text:list>
            <text:list-item>
              <text:p text:style-name="P2">There are a thousand of x1 </text:p>
            </text:list-item>
          </text:list>
        </text:list-item>
        <text:list-item>
          <text:p text:style-name="P6"><text:bookmark text:name="_gwnntg2fx05m"/>Dogan</text:p>
          <text:list>
            <text:list-item>
              <text:p text:style-name="P1">X1 has knowledge of x2</text:p>
            </text:list-item>
            <text:list-item>
              <text:p text:style-name="P1">X1 knows of, about x2</text:p>
            </text:list-item>
            <text:list-item>
              <text:p text:style-name="P1"><text:soft-page-break/>X1 learned of, about x2 from x3</text:p>
            </text:list-item>
            <text:list-item>
              <text:p text:style-name="P1"><text:span text:style-name="T5">lo Dogan</text:span> (adj): Smart</text:p>
            </text:list-item>
            <text:list-item>
              <text:p text:style-name="P2"><text:span text:style-name="T5">Dogan lo</text:span> (adj): Known</text:p>
            </text:list-item>
          </text:list>
        </text:list-item>
        <text:list-item>
          <text:p text:style-name="P6"><text:bookmark text:name="_ntyc5zkc1kp3"/>Hofte</text:p>
          <text:list>
            <text:list-item>
              <text:p text:style-name="P1">X1 understands x2</text:p>
            </text:list-item>
            <text:list-item>
              <text:p text:style-name="P1">X1 comprehends x2</text:p>
            </text:list-item>
            <text:list-item>
              <text:p text:style-name="P2">X1 knows how to (do) x2</text:p>
            </text:list-item>
          </text:list>
        </text:list-item>
        <text:list-item>
          <text:p text:style-name="P6"><text:bookmark text:name="_9vma1wu4ycts"/>Din</text:p>
          <text:list>
            <text:list-item>
              <text:p text:style-name="P1">X1 is at x2</text:p>
            </text:list-item>
            <text:list-item>
              <text:p text:style-name="P1">X1 is by x2</text:p>
            </text:list-item>
            <text:list-item>
              <text:p text:style-name="P1">X1 is near, nearby (to) x2</text:p>
            </text:list-item>
            <text:list-item>
              <text:p text:style-name="P1">X1 is where x2 is</text:p>
            </text:list-item>
            <text:list-item>
              <text:p text:style-name="P2"><text:span text:style-name="T5">→ Xol din X?</text:span>: Where is X?</text:p>
            </text:list-item>
          </text:list>
        </text:list-item>
        <text:list-item>
          <text:p text:style-name="P6"><text:bookmark text:name="_bw0rnulnaqad"/>Mandi</text:p>
          <text:list>
            <text:list-item>
              <text:p text:style-name="P1">X1 is slowed by x2</text:p>
            </text:list-item>
            <text:list-item>
              <text:p text:style-name="P1">X1 is (done) slow(ly)</text:p>
            </text:list-item>
            <text:list-item>
              <text:p text:style-name="P2"><text:span text:style-name="T5">lo Manti</text:span> (adj): Slow</text:p>
            </text:list-item>
          </text:list>
        </text:list-item>
        <text:list-item>
          <text:p text:style-name="P6"><text:bookmark text:name="_56z6t55rw3pc"/>Sabali</text:p>
          <text:list>
            <text:list-item>
              <text:p text:style-name="P2">X1 is north of x2</text:p>
            </text:list-item>
          </text:list>
        </text:list-item>
        <text:list-item>
          <text:p text:style-name="P6"><text:bookmark text:name="_d31y6e9d80wh"/>Hije</text:p>
          <text:list>
            <text:list-item>
              <text:p text:style-name="P2">X1 is east of x2</text:p>
            </text:list-item>
          </text:list>
        </text:list-item>
        <text:list-item>
          <text:p text:style-name="P6"><text:bookmark text:name="_az0lnq11zjnc"/><text:soft-page-break/>Fjehi</text:p>
          <text:list>
            <text:list-item>
              <text:p text:style-name="P2">X1 is west of x2</text:p>
            </text:list-item>
          </text:list>
        </text:list-item>
        <text:list-item>
          <text:p text:style-name="P6"><text:bookmark text:name="_p082q9ljjf5g"/>Junse</text:p>
          <text:list>
            <text:list-item>
              <text:p text:style-name="P2">X1 is south of x2</text:p>
            </text:list-item>
          </text:list>
        </text:list-item>
        <text:list-item>
          <text:p text:style-name="P6"><text:bookmark text:name="_xsxq2ub03qw1"/>Haufi</text:p>
          <text:list>
            <text:list-item>
              <text:p text:style-name="P1">X1 costs x2</text:p>
            </text:list-item>
            <text:list-item>
              <text:p text:style-name="P1">X1 is worth (as much as) x2</text:p>
            </text:list-item>
            <text:list-item>
              <text:p text:style-name="P1"><text:span text:style-name="T5">Haufi na</text:span>: X1-s cost the same</text:p>
            </text:list-item>
            <text:list-item>
              <text:p text:style-name="P2"><text:span text:style-name="T5">Haufi lo</text:span>: Price, cost</text:p>
            </text:list-item>
          </text:list>
        </text:list-item>
        <text:list-item>
          <text:p text:style-name="P6"><text:bookmark text:name="_m41rr6by48g4"/>Hutura</text:p>
          <text:list>
            <text:list-item>
              <text:p text:style-name="P1">X1 takes a picture of x2</text:p>
            </text:list-item>
            <text:list-item>
              <text:p text:style-name="P1"><text:span text:style-name="T5">lo Hutura</text:span>: Camera</text:p>
            </text:list-item>
            <text:list-item>
              <text:p text:style-name="P2"><text:span text:style-name="T5">Hutura lo</text:span>: Picture</text:p>
            </text:list-item>
          </text:list>
        </text:list-item>
        <text:list-item>
          <text:p text:style-name="P6"><text:bookmark text:name="_1genxapmqbmy"/>Lenda</text:p>
          <text:list>
            <text:list-item>
              <text:p text:style-name="P1">X1 is found by x2</text:p>
            </text:list-item>
            <text:list-item>
              <text:p text:style-name="P2">X1 is discovered by x2</text:p>
            </text:list-item>
          </text:list>
        </text:list-item>
        <text:list-item>
          <text:p text:style-name="P6"><text:bookmark text:name="_dwqbnmj3j6gw"/>Pjanta</text:p>
          <text:list>
            <text:list-item>
              <text:p text:style-name="P1">X1 is flattened by x2</text:p>
            </text:list-item>
            <text:list-item>
              <text:p text:style-name="P2"><text:span text:style-name="T5">lo Pjanta</text:span> (adj): Flat</text:p>
            </text:list-item>
          </text:list>
        </text:list-item>
        <text:list-item>
          <text:p text:style-name="P6"><text:bookmark text:name="_8b7q3ilihjhl"/>Fel</text:p>
          <text:list>
            <text:list-item>
              <text:p text:style-name="P1">X1 is (done) inside of x2</text:p>
            </text:list-item>
            <text:list-item>
              <text:p text:style-name="P2"><text:soft-page-break/>X1 is (done) in x2</text:p>
            </text:list-item>
          </text:list>
        </text:list-item>
        <text:list-item>
          <text:p text:style-name="P6"><text:bookmark text:name="_jf81m2spw1yn"/>Zango</text:p>
          <text:list>
            <text:list-item>
              <text:p text:style-name="P1">X1 dwells, resides, lives in/on x2</text:p>
            </text:list-item>
            <text:list-item>
              <text:p text:style-name="P2"><text:span text:style-name="T5">Zango lo</text:span>: Home</text:p>
            </text:list-item>
          </text:list>
        </text:list-item>
        <text:list-item>
          <text:p text:style-name="P6"><text:bookmark text:name="_dhzv5f74idew"/>Zabla</text:p>
          <text:list>
            <text:list-item>
              <text:p text:style-name="P1">X1 cooks, bakes, fires, etc x2</text:p>
            </text:list-item>
            <text:list-item>
              <text:p text:style-name="P2"><text:span text:style-name="T5">Zabla na</text:span>: X2 cooks in/on x1</text:p>
            </text:list-item>
          </text:list>
        </text:list-item>
        <text:list-item>
          <text:p text:style-name="P6"><text:bookmark text:name="_pvpa2bgefs0c"/>Kido</text:p>
          <text:list>
            <text:list-item>
              <text:p text:style-name="P1">X1 eats x2</text:p>
            </text:list-item>
            <text:list-item>
              <text:p text:style-name="P2"><text:span text:style-name="T5">Kido lo</text:span>: Food</text:p>
            </text:list-item>
          </text:list>
        </text:list-item>
        <text:list-item>
          <text:p text:style-name="P6"><text:bookmark text:name="_smm6m0femh76"/>Golnas</text:p>
          <text:list>
            <text:list-item>
              <text:p text:style-name="P1">X1 melts into x2</text:p>
            </text:list-item>
            <text:list-item>
              <text:p text:style-name="P1">X1 melts, creating x2</text:p>
            </text:list-item>
            <text:list-item>
              <text:p text:style-name="P2">X1 melts</text:p>
            </text:list-item>
          </text:list>
        </text:list-item>
        <text:list-item>
          <text:p text:style-name="P6"><text:bookmark text:name="_ppvpodrzh612"/>Sapri</text:p>
          <text:list>
            <text:list-item>
              <text:p text:style-name="P1">X1 is small, a little</text:p>
            </text:list-item>
            <text:list-item>
              <text:p text:style-name="P1">X1 happens a little</text:p>
            </text:list-item>
            <text:list-item>
              <text:p text:style-name="P1">X1 is some, a portion of x2 (like <text:span text:style-name="T5">ikou</text:span>)</text:p>
            </text:list-item>
            <text:list-item>
              <text:p text:style-name="P1"><text:span text:style-name="T5">lo Sapri</text:span></text:p>
              <text:list>
                <text:list-item>
                  <text:p text:style-name="P3">(adj) Small, little</text:p>
                </text:list-item>
                <text:list-item>
                  <text:p text:style-name="P4">A little</text:p>
                </text:list-item>
              </text:list>
            </text:list-item>
          </text:list>
        </text:list-item>
        <text:list-item>
          <text:p text:style-name="P6"><text:bookmark text:name="_jjlzm56vq0pr"/><text:soft-page-break/>Intar</text:p>
          <text:list>
            <text:list-item>
              <text:p text:style-name="P1">X1 is bought, purchased by x2</text:p>
            </text:list-item>
            <text:list-item>
              <text:p text:style-name="P1">X2 buys x1</text:p>
            </text:list-item>
            <text:list-item>
              <text:p text:style-name="P2"><text:span text:style-name="T5">lo Intar</text:span>: Purchase</text:p>
            </text:list-item>
          </text:list>
        </text:list-item>
        <text:list-item>
          <text:p text:style-name="P6"><text:bookmark text:name="_k0neyai86dsf"/>Sekan</text:p>
          <text:list>
            <text:list-item>
              <text:p text:style-name="P1">X1 watches x2</text:p>
            </text:list-item>
            <text:list-item>
              <text:p text:style-name="P1">X1 views x2</text:p>
            </text:list-item>
            <text:list-item>
              <text:p text:style-name="P2"><text:span text:style-name="T5">Sekan lo</text:span>: Video</text:p>
            </text:list-item>
          </text:list>
        </text:list-item>
        <text:list-item>
          <text:p text:style-name="P6"><text:bookmark text:name="_wdk0nots6nis"/>Jada</text:p>
          <text:list>
            <text:list-item>
              <text:p text:style-name="P1">X1 happens now</text:p>
            </text:list-item>
            <text:list-item>
              <text:p text:style-name="P2">X1 happens close to x2 (<text:span text:style-name="T5">specifically for time; pren can also be used</text:span>)</text:p>
            </text:list-item>
          </text:list>
        </text:list-item>
        <text:list-item>
          <text:p text:style-name="P6"><text:bookmark text:name="_9wtgyfk8ewz"/>Letu</text:p>
          <text:list>
            <text:list-item>
              <text:p text:style-name="P1">X1 must be done by x3 in order to x2</text:p>
            </text:list-item>
            <text:list-item>
              <text:p text:style-name="P1">In order to (do) x2, x1 must be done by x3</text:p>
            </text:list-item>
            <text:list-item>
              <text:p text:style-name="P1">X1 was/will be done by x3 in order to (do) x2</text:p>
            </text:list-item>
            <text:list-item>
              <text:p text:style-name="P2">X3 will do/did/does x1 so that x2 (happens)</text:p>
            </text:list-item>
          </text:list>
        </text:list-item>
        <text:list-item>
          <text:p text:style-name="P6"><text:bookmark text:name="_bfeluved2k8p"/>Nos</text:p>
          <text:list>
            <text:list-item>
              <text:p text:style-name="P1">X1 is received by x2 </text:p>
            </text:list-item>
            <text:list-item>
              <text:p text:style-name="P1">X2 gets, gains x1 from x3</text:p>
            </text:list-item>
            <text:list-item>
              <text:p text:style-name="P1">X3 gives x2 to x1</text:p>
            </text:list-item>
            <text:list-item>
              <text:p text:style-name="P2"><text:span text:style-name="T5">lo Nos</text:span>: Gain, advantage</text:p>
            </text:list-item>
          </text:list>
        </text:list-item>
        <text:list-item>
          <text:p text:style-name="P6"><text:bookmark text:name="_mxo2fxesxww5"/><text:soft-page-break/>Raide</text:p>
          <text:list>
            <text:list-item>
              <text:p text:style-name="P1">X1 returns </text:p>
            </text:list-item>
            <text:list-item>
              <text:p text:style-name="P1">X1 responds, answers</text:p>
            </text:list-item>
            <text:list-item>
              <text:p text:style-name="P1">X1 is (done) again</text:p>
            </text:list-item>
            <text:list-item>
              <text:p text:style-name="P2"><text:span text:style-name="T5">lo Raide</text:span>: Response, return</text:p>
            </text:list-item>
          </text:list>
        </text:list-item>
        <text:list-item>
          <text:p text:style-name="P6"><text:bookmark text:name="_z8cf3klrdy1h"/>Xairas</text:p>
          <text:list>
            <text:list-item>
              <text:p text:style-name="P1">X1 is the main x2 of x3</text:p>
            </text:list-item>
            <text:list-item>
              <text:p text:style-name="P2">X1 is the main element, part, instance of x3</text:p>
            </text:list-item>
          </text:list>
        </text:list-item>
        <text:list-item>
          <text:p text:style-name="P6"><text:bookmark text:name="_syoky4kn9a7i"/>Zotja</text:p>
          <text:list>
            <text:list-item>
              <text:p text:style-name="P1">There are various x1(-s)</text:p>
            </text:list-item>
            <text:list-item>
              <text:p text:style-name="P1">X1-s are varied, various, different</text:p>
            </text:list-item>
            <text:list-item>
              <text:p text:style-name="P1">X1 is different to x2</text:p>
            </text:list-item>
            <text:list-item>
              <text:p text:style-name="P1">X1 is distinguished from x2 by x3</text:p>
            </text:list-item>
            <text:list-item>
              <text:p text:style-name="P1">X1 is distinguished from x2</text:p>
            </text:list-item>
            <text:list-item>
              <text:p text:style-name="P1"><text:span text:style-name="T5">lo Zotja</text:span></text:p>
              <text:list>
                <text:list-item>
                  <text:p text:style-name="P3">(adj) Different</text:p>
                </text:list-item>
                <text:list-item>
                  <text:p text:style-name="P4">Distinction</text:p>
                </text:list-item>
              </text:list>
            </text:list-item>
          </text:list>
        </text:list-item>
        <text:list-item>
          <text:p text:style-name="P6"><text:bookmark text:name="_sov1kqka1auy"/>Krasa</text:p>
          <text:list>
            <text:list-item>
              <text:p text:style-name="P1">X1 is almost all of x2</text:p>
            </text:list-item>
            <text:list-item>
              <text:p text:style-name="P1">X1 is most of x2</text:p>
            </text:list-item>
            <text:list-item>
              <text:p text:style-name="P1">X1 is the majority of x2</text:p>
            </text:list-item>
            <text:list-item>
              <text:p text:style-name="P1"><text:soft-page-break/><text:span text:style-name="T5">lo Krasa</text:span>: (The) Majority</text:p>
            </text:list-item>
            <text:list-item>
              <text:p text:style-name="P2">→ <text:span text:style-name="T5">lo Krasa X</text:span>: The majority of X</text:p>
            </text:list-item>
          </text:list>
        </text:list-item>
        <text:list-item>
          <text:p text:style-name="P6"><text:bookmark text:name="_93oc4efd9wcj"/>Karmi</text:p>
          <text:list>
            <text:list-item>
              <text:p text:style-name="P1">X1 is at, in the center of x2</text:p>
            </text:list-item>
            <text:list-item>
              <text:p text:style-name="P1">X1 is centered on, around x2</text:p>
            </text:list-item>
            <text:list-item>
              <text:p text:style-name="P2"><text:span text:style-name="T5">lo Karmi</text:span>: Center</text:p>
            </text:list-item>
          </text:list>
        </text:list-item>
        <text:list-item>
          <text:p text:style-name="P6"><text:bookmark text:name="_hvwkwgpc0xmv"/>Xaze</text:p>
          <text:list>
            <text:list-item>
              <text:p text:style-name="P1">X1 thanks x2</text:p>
            </text:list-item>
            <text:list-item>
              <text:p text:style-name="P1">X1 is grateful for x2’s x3</text:p>
            </text:list-item>
            <text:list-item>
              <text:p text:style-name="P1">X1 is grateful for x2 doing x3</text:p>
            </text:list-item>
            <text:list-item>
              <text:p text:style-name="P2"><text:span text:style-name="T5">→ Xaze ti!</text:span>: Thank you!</text:p>
            </text:list-item>
          </text:list>
        </text:list-item>
        <text:list-item>
          <text:p text:style-name="P6"><text:bookmark text:name="_mofloqsuurb"/>Djako</text:p>
          <text:list>
            <text:list-item>
              <text:p text:style-name="P1">X1 is taught by x2 to x3</text:p>
            </text:list-item>
            <text:list-item>
              <text:p text:style-name="P1">X2 teaches x1 to x3</text:p>
            </text:list-item>
            <text:list-item>
              <text:p text:style-name="P1"><text:span text:style-name="T5">lo Djako</text:span>: Lesson</text:p>
            </text:list-item>
            <text:list-item>
              <text:p text:style-name="P1"><text:span text:style-name="T5">Djako lo</text:span>: Teacher</text:p>
            </text:list-item>
            <text:list-item>
              <text:p text:style-name="P2"><text:span text:style-name="T5">Djako do</text:span> (?): Student</text:p>
            </text:list-item>
          </text:list>
        </text:list-item>
        <text:list-item>
          <text:p text:style-name="P6"><text:bookmark text:name="_7cdi05peglb"/>Sjeno</text:p>
          <text:list>
            <text:list-item>
              <text:p text:style-name="P1">X1 sounds, makes the sound (of) x2</text:p>
            </text:list-item>
            <text:list-item>
              <text:p text:style-name="P1">X1 pronounces the sound x2</text:p>
            </text:list-item>
            <text:list-item>
              <text:p text:style-name="P1">X1 makes sound, noise</text:p>
            </text:list-item>
            <text:list-item>
              <text:p text:style-name="P1"><text:soft-page-break/><text:span text:style-name="T5">Sjeno lo</text:span>: </text:p>
              <text:list>
                <text:list-item>
                  <text:p text:style-name="P3">Sound, noise</text:p>
                </text:list-item>
                <text:list-item>
                  <text:p text:style-name="P4">Pronunciation</text:p>
                </text:list-item>
              </text:list>
            </text:list-item>
          </text:list>
        </text:list-item>
        <text:list-item>
          <text:p text:style-name="P6"><text:bookmark text:name="_hek9jqlpaj1i"/>Otol</text:p>
          <text:list>
            <text:list-item>
              <text:p text:style-name="P1">X1 is listed by x2</text:p>
            </text:list-item>
            <text:list-item>
              <text:p text:style-name="P2"><text:span text:style-name="T5">lo Otol</text:span>: List</text:p>
            </text:list-item>
          </text:list>
        </text:list-item>
        <text:list-item>
          <text:p text:style-name="P6"><text:bookmark text:name="_vikolxdmel4u"/>Xurti</text:p>
          <text:list>
            <text:list-item>
              <text:p text:style-name="P1">X1 is in x2 order (like <text:span text:style-name="T5">alphabetical order</text:span>)</text:p>
            </text:list-item>
            <text:list-item>
              <text:p text:style-name="P1">X1 is in order, is orderly</text:p>
            </text:list-item>
            <text:list-item>
              <text:p text:style-name="P2"><text:span text:style-name="T5">lo Xurti</text:span>: Order</text:p>
            </text:list-item>
          </text:list>
        </text:list-item>
        <text:list-item>
          <text:p text:style-name="P6"><text:bookmark text:name="_p3ll3pbtfob1"/>Pwel</text:p>
          <text:list>
            <text:list-item>
              <text:p text:style-name="P1">(For, on, in) Each x1, x2 happens</text:p>
            </text:list-item>
            <text:list-item>
              <text:p text:style-name="P2">X2 is (done) (for, on, in) each x1</text:p>
            </text:list-item>
          </text:list>
        </text:list-item>
        <text:list-item>
          <text:p text:style-name="P6"><text:bookmark text:name="_gnw0dwns0a2u"/>Rai</text:p>
          <text:list>
            <text:list-item>
              <text:p text:style-name="P1">X1 is any one of x2</text:p>
            </text:list-item>
            <text:list-item>
              <text:p text:style-name="P1">X1-s are any of x2</text:p>
            </text:list-item>
            <text:list-item>
              <text:p text:style-name="P2"><text:span text:style-name="T5">→ X rai la Y</text:span>: X is none of Y</text:p>
            </text:list-item>
          </text:list>
        </text:list-item>
        <text:list-item>
          <text:p text:style-name="P6"><text:bookmark text:name="_ecyjlcpxhtvm"/>Glami</text:p>
          <text:list>
            <text:list-item>
              <text:p text:style-name="P1">X1 freezes x2</text:p>
            </text:list-item>
            <text:list-item>
              <text:p text:style-name="P1">X1 freezes, is frozen</text:p>
            </text:list-item>
            <text:list-item>
              <text:p text:style-name="P1"><text:span text:style-name="T5">lo Glami</text:span></text:p>
              <text:list>
                <text:list-item>
                  <text:p text:style-name="P3"><text:soft-page-break/>Ice</text:p>
                </text:list-item>
              </text:list>
            </text:list-item>
            <text:list-item>
              <text:p text:style-name="P1"><text:span text:style-name="T5">Glami lo</text:span></text:p>
              <text:list>
                <text:list-item>
                  <text:p text:style-name="P3">(adj) Frozen</text:p>
                </text:list-item>
                <text:list-item>
                  <text:p text:style-name="P4">Ice</text:p>
                </text:list-item>
              </text:list>
            </text:list-item>
          </text:list>
        </text:list-item>
        <text:list-item>
          <text:p text:style-name="P6"><text:bookmark text:name="_3rvldy76c79"/>Fanjas</text:p>
          <text:list>
            <text:list-item>
              <text:p text:style-name="P1">X1 smells x2</text:p>
            </text:list-item>
            <text:list-item>
              <text:p text:style-name="P2"><text:span text:style-name="T5">lo Fanjas</text:span>: Nose</text:p>
            </text:list-item>
          </text:list>
        </text:list-item>
        <text:list-item>
          <text:p text:style-name="P6"><text:bookmark text:name="_ekkqk0qnm1q5"/>Ardu</text:p>
          <text:list>
            <text:list-item>
              <text:p text:style-name="P1">X1 hears x2</text:p>
            </text:list-item>
            <text:list-item>
              <text:p text:style-name="P1">X1 listens to x2</text:p>
            </text:list-item>
            <text:list-item>
              <text:p text:style-name="P1"><text:span text:style-name="T5">lo Ardu</text:span>: Ear</text:p>
            </text:list-item>
            <text:list-item>
              <text:p text:style-name="P1"><text:span text:style-name="T5">Ardu lo</text:span></text:p>
              <text:list>
                <text:list-item>
                  <text:p text:style-name="P3">Music, song</text:p>
                </text:list-item>
                <text:list-item>
                  <text:p text:style-name="P4">Sound, noise</text:p>
                </text:list-item>
              </text:list>
            </text:list-item>
          </text:list>
        </text:list-item>
        <text:list-item>
          <text:p text:style-name="P6"><text:bookmark text:name="_67sp4sq4qoci"/>Lixe</text:p>
          <text:list>
            <text:list-item>
              <text:p text:style-name="P1">X1 tastes x2</text:p>
            </text:list-item>
            <text:list-item>
              <text:p text:style-name="P2"><text:span text:style-name="T5">lo Lixe</text:span>: Tongue</text:p>
            </text:list-item>
          </text:list>
        </text:list-item>
        <text:list-item>
          <text:p text:style-name="P6"><text:bookmark text:name="_tepo9bsym9gm"/>Izus</text:p>
          <text:list>
            <text:list-item>
              <text:p text:style-name="P1">X1 points at x2</text:p>
            </text:list-item>
            <text:list-item>
              <text:p text:style-name="P1"><text:span text:style-name="T5">lo Izus</text:span>: </text:p>
              <text:list>
                <text:list-item>
                  <text:p text:style-name="P3">Finger</text:p>
                </text:list-item>
                <text:list-item>
                  <text:p text:style-name="P4"><text:soft-page-break/>Pointer</text:p>
                </text:list-item>
              </text:list>
            </text:list-item>
          </text:list>
        </text:list-item>
        <text:list-item>
          <text:p text:style-name="P6"><text:bookmark text:name="_yvri3mplk15r"/>Aida</text:p>
          <text:list>
            <text:list-item>
              <text:p text:style-name="P1">X1 carries x2</text:p>
            </text:list-item>
            <text:list-item>
              <text:p text:style-name="P1">X1 holds x2</text:p>
            </text:list-item>
            <text:list-item>
              <text:p text:style-name="P2"><text:span text:style-name="T5">lo Aida</text:span>: Hand, Arm</text:p>
            </text:list-item>
          </text:list>
        </text:list-item>
        <text:list-item>
          <text:p text:style-name="P6"><text:bookmark text:name="_k2giaztm2y5p"/>Zama</text:p>
          <text:list>
            <text:list-item>
              <text:p text:style-name="P1">X1 combs, brushes x2</text:p>
            </text:list-item>
            <text:list-item>
              <text:p text:style-name="P1"><text:span text:style-name="T5">lo Zama</text:span>: Comb, brush</text:p>
            </text:list-item>
            <text:list-item>
              <text:p text:style-name="P2"><text:span text:style-name="T5">Zama lo</text:span>: Hair</text:p>
            </text:list-item>
          </text:list>
        </text:list-item>
        <text:list-item>
          <text:p text:style-name="P6"><text:bookmark text:name="_yul17hrr5wqj"/>Finxa</text:p>
          <text:list>
            <text:list-item>
              <text:p text:style-name="P1">X1 is crafted by x2</text:p>
            </text:list-item>
            <text:list-item>
              <text:p text:style-name="P1"><text:span text:style-name="T5">lo Finxa</text:span>: Art </text:p>
            </text:list-item>
            <text:list-item>
              <text:p text:style-name="P1"><text:span text:style-name="T5">→ lo Finxa sjeno lo</text:span>: Music</text:p>
            </text:list-item>
            <text:list-item>
              <text:p text:style-name="P2">→ <text:span text:style-name="T5">lo Finxa go maze</text:span>: Acting; Performance Art</text:p>
            </text:list-item>
          </text:list>
        </text:list-item>
        <text:list-item>
          <text:p text:style-name="P6"><text:bookmark text:name="_rthqmug4xby9"/>Maze</text:p>
          <text:list>
            <text:list-item>
              <text:p text:style-name="P1">X1 deceives x2</text:p>
            </text:list-item>
            <text:list-item>
              <text:p text:style-name="P1">X1 acts like, as x2</text:p>
            </text:list-item>
            <text:list-item>
              <text:p text:style-name="P1"><text:span text:style-name="T5">lo Maze</text:span>:</text:p>
              <text:list>
                <text:list-item>
                  <text:p text:style-name="P3">Deception, lie</text:p>
                </text:list-item>
                <text:list-item>
                  <text:p text:style-name="P3">Acting</text:p>
                </text:list-item>
              </text:list>
            </text:list-item>
            <text:list-item>
              <text:p text:style-name="P1"><text:span text:style-name="T5">Maze lo</text:span>:</text:p>
              <text:list>
                <text:list-item>
                  <text:p text:style-name="P3"><text:soft-page-break/>Fool</text:p>
                </text:list-item>
                <text:list-item>
                  <text:p text:style-name="P4">Character</text:p>
                </text:list-item>
              </text:list>
            </text:list-item>
          </text:list>
        </text:list-item>
        <text:list-item>
          <text:p text:style-name="P6"><text:bookmark text:name="_9s4smqo8vwl0"/>Parxo</text:p>
          <text:list>
            <text:list-item>
              <text:p text:style-name="P1">X1 looks for x2 in x3</text:p>
            </text:list-item>
            <text:list-item>
              <text:p text:style-name="P1">X1 searches for x2 in x3</text:p>
            </text:list-item>
            <text:list-item>
              <text:p text:style-name="P1">*The x3 parameter is used for a source (searching <text:span text:style-name="T5">in a book</text:span>, <text:span text:style-name="T5">on the internet</text:span>, etc), not a location.</text:p>
            </text:list-item>
            <text:list-item>
              <text:p text:style-name="P2"><text:span text:style-name="T5">lo Parxo</text:span>: Search (<text:span text:style-name="T5">parxo</text:span> by itself can also be used)</text:p>
            </text:list-item>
          </text:list>
        </text:list-item>
        <text:list-item>
          <text:p text:style-name="P6"><text:bookmark text:name="_ejr1u0p3xnau"/>Endu</text:p>
          <text:list>
            <text:list-item>
              <text:p text:style-name="P1">X1 goes the same direction as x2</text:p>
            </text:list-item>
            <text:list-item>
              <text:p text:style-name="P1">X1 is, goes with x2</text:p>
            </text:list-item>
            <text:list-item>
              <text:p text:style-name="P2"><text:span text:style-name="T5">Endu la</text:span>: Against</text:p>
            </text:list-item>
          </text:list>
        </text:list-item>
        <text:list-item>
          <text:p text:style-name="P6"><text:bookmark text:name="_iaqhcszbxlqj"/>Aum</text:p>
          <text:list>
            <text:list-item>
              <text:p text:style-name="P1">X1 is x2 or x3</text:p>
            </text:list-item>
            <text:list-item>
              <text:p text:style-name="P1">(X1 is any of x2 or x3)</text:p>
            </text:list-item>
            <text:list-item>
              <text:p text:style-name="P2"><text:span text:style-name="T5">Aum la</text:span>: Nor</text:p>
            </text:list-item>
          </text:list>
        </text:list-item>
        <text:list-item>
          <text:p text:style-name="P6"><text:bookmark text:name="_ih3xiyfotfni"/>Hari</text:p>
          <text:list>
            <text:list-item>
              <text:p text:style-name="P1">X1 breathes (in) x2</text:p>
            </text:list-item>
            <text:list-item>
              <text:p text:style-name="P1"><text:span text:style-name="T5">lo Hari</text:span>: Animal</text:p>
            </text:list-item>
            <text:list-item>
              <text:p text:style-name="P2"><text:span text:style-name="T5">Hari lo</text:span>: Air</text:p>
            </text:list-item>
          </text:list>
        </text:list-item>
        <text:list-item>
          <text:p text:style-name="P6"><text:bookmark text:name="_pt78ve9lwdex"/>Hanke</text:p>
          <text:list>
            <text:list-item>
              <text:p text:style-name="P2">X1 is mixed into x2 by x3</text:p>
            </text:list-item>
          </text:list>
        </text:list-item>
        <text:list-item>
          <text:p text:style-name="P6"><text:bookmark text:name="_7gootfzhxv8n"/><text:soft-page-break/>Gomblas</text:p>
          <text:list>
            <text:list-item>
              <text:p text:style-name="P1">X1 works on x2</text:p>
            </text:list-item>
            <text:list-item>
              <text:p text:style-name="P1">X1 works</text:p>
            </text:list-item>
            <text:list-item>
              <text:p text:style-name="P1">(when x1 is a machine) X1 runs</text:p>
            </text:list-item>
            <text:list-item>
              <text:p text:style-name="P1"><text:span text:style-name="T5">lo Gomblas</text:span>: Machine</text:p>
            </text:list-item>
            <text:list-item>
              <text:p text:style-name="P2"><text:span text:style-name="T5">Gomblas lo</text:span>: Work</text:p>
            </text:list-item>
          </text:list>
        </text:list-item>
        <text:list-item>
          <text:p text:style-name="P6"><text:bookmark text:name="_7z0hyhkgxhns"/>Twali</text:p>
          <text:list>
            <text:list-item>
              <text:p text:style-name="P1">X1 is sweet, sugary</text:p>
            </text:list-item>
            <text:list-item>
              <text:p text:style-name="P1">X2 finds x1 sweet, sugary</text:p>
            </text:list-item>
            <text:list-item>
              <text:p text:style-name="P1"><text:span text:style-name="T5">lo Twali</text:span></text:p>
              <text:list>
                <text:list-item>
                  <text:p text:style-name="P3">Sugar</text:p>
                </text:list-item>
                <text:list-item>
                  <text:p text:style-name="P4">(adj) Sweet, Sugary</text:p>
                </text:list-item>
              </text:list>
            </text:list-item>
          </text:list>
        </text:list-item>
        <text:list-item>
          <text:p text:style-name="P6"><text:bookmark text:name="_hpvis5ehmqb2"/>Mjal</text:p>
          <text:list>
            <text:list-item>
              <text:p text:style-name="P1">X1 is savory, salty</text:p>
            </text:list-item>
            <text:list-item>
              <text:p text:style-name="P1">X2 finds x1 savory, salty</text:p>
            </text:list-item>
            <text:list-item>
              <text:p text:style-name="P1"><text:span text:style-name="T5">lo Mjal</text:span></text:p>
              <text:list>
                <text:list-item>
                  <text:p text:style-name="P3">Salt</text:p>
                </text:list-item>
                <text:list-item>
                  <text:p text:style-name="P4">(adj) Savory, Salty</text:p>
                </text:list-item>
              </text:list>
            </text:list-item>
          </text:list>
        </text:list-item>
        <text:list-item>
          <text:p text:style-name="P6"><text:bookmark text:name="_6a2gifdx3t6x"/>Untja</text:p>
          <text:list>
            <text:list-item>
              <text:p text:style-name="P1">X1 is too much, too many of x2</text:p>
            </text:list-item>
            <text:list-item>
              <text:p text:style-name="P2">X1 is too much</text:p>
            </text:list-item>
          </text:list>
        </text:list-item>
        <text:list-item>
          <text:p text:style-name="P6"><text:bookmark text:name="_i7h1f8cbcx22"/><text:soft-page-break/>Paus</text:p>
          <text:list>
            <text:list-item>
              <text:p text:style-name="P1">X1 is (done) over x2</text:p>
            </text:list-item>
            <text:list-item>
              <text:p text:style-name="P2">X1 is (done) above x2</text:p>
            </text:list-item>
          </text:list>
        </text:list-item>
        <text:list-item>
          <text:p text:style-name="P6"><text:bookmark text:name="_ajnoy6z6lftt"/>Jesni</text:p>
          <text:list>
            <text:list-item>
              <text:p text:style-name="P1">X1 should be done by x2 according to x3</text:p>
            </text:list-item>
            <text:list-item>
              <text:p text:style-name="P2">X2 should do x1</text:p>
            </text:list-item>
          </text:list>
        </text:list-item>
        <text:list-item>
          <text:p text:style-name="P6"><text:bookmark text:name="_o19obqxw0kb3"/>Bouste</text:p>
          <text:list>
            <text:list-item>
              <text:p text:style-name="P1">X1 is prepared for x2 by x3</text:p>
            </text:list-item>
            <text:list-item>
              <text:p text:style-name="P1">X1 is ready for x2</text:p>
            </text:list-item>
            <text:list-item>
              <text:p text:style-name="P1">X3 prepares x1 for x2</text:p>
            </text:list-item>
            <text:list-item>
              <text:p text:style-name="P2"><text:span text:style-name="T5">lo Bouste</text:span> (adj): Ready</text:p>
            </text:list-item>
          </text:list>
        </text:list-item>
        <text:list-item>
          <text:p text:style-name="P6"><text:bookmark text:name="_no8suoupm4r6"/>Mauzi</text:p>
          <text:list>
            <text:list-item>
              <text:p text:style-name="P1">X1 dies from x2</text:p>
            </text:list-item>
            <text:list-item>
              <text:p text:style-name="P2">X1 dies</text:p>
            </text:list-item>
          </text:list>
        </text:list-item>
        <text:list-item>
          <text:p text:style-name="P6"><text:bookmark text:name="_j2x3axbfxe6q"/>Swer</text:p>
          <text:list>
            <text:list-item>
              <text:p text:style-name="P1">X1 is sped up by x2</text:p>
            </text:list-item>
            <text:list-item>
              <text:p text:style-name="P1">X1 is (done) quick(ly)</text:p>
            </text:list-item>
            <text:list-item>
              <text:p text:style-name="P2"><text:span text:style-name="T5">lo Swer</text:span> (adj): Fast, Quick</text:p>
            </text:list-item>
          </text:list>
        </text:list-item>
        <text:list-item>
          <text:p text:style-name="P6"><text:bookmark text:name="_vcwjtr2g3hxl"/>Kjan</text:p>
          <text:list>
            <text:list-item>
              <text:p text:style-name="P1">X1 sings x2</text:p>
            </text:list-item>
            <text:list-item>
              <text:p text:style-name="P2"><text:span text:style-name="T5">Kjan lo</text:span>: Song, Music</text:p>
            </text:list-item>
          </text:list>
        </text:list-item>
        <text:list-item>
          <text:p text:style-name="P6"><text:bookmark text:name="_jrguz9ukp4cs"/><text:soft-page-break/>Gumba</text:p>
          <text:list>
            <text:list-item>
              <text:p text:style-name="P1">X1 rains from x2</text:p>
            </text:list-item>
            <text:list-item>
              <text:p text:style-name="P1">X2 rains x1</text:p>
            </text:list-item>
            <text:list-item>
              <text:p text:style-name="P1">X2 rains</text:p>
            </text:list-item>
            <text:list-item>
              <text:p text:style-name="P1"><text:span text:style-name="T5">lo Gumba</text:span>: Rain</text:p>
            </text:list-item>
            <text:list-item>
              <text:p text:style-name="P1"><text:span text:style-name="T5">Gumba lo</text:span>: Clou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20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style:text-underline-style="non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6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9" meta:paragraph-count="803" meta:word-count="3659" meta:character-count="13311" meta:non-whitespace-character-count="11242"/>
    <meta:generator>LibreOfficeDev/6.0.5.2$Linux_X86_64 LibreOffice_project/</meta:generator>
  </office:meta>
</office:document-meta>
</file>